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2" style:parent-style-name="DefaultParagraphFon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style:language-asian="en" style:country-asian="GB"/>
    </style:style>
    <style:style style:name="T3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GB"/>
    </style:style>
    <style:style style:name="T4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GB"/>
    </style:style>
    <style:style style:name="T5" style:parent-style-name="DefaultParagraphFon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style:language-asian="en" style:country-asian="GB"/>
    </style:style>
    <style:style style:name="T6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GB"/>
    </style:style>
    <style:style style:name="T7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GB"/>
    </style:style>
    <style:style style:name="T8" style:parent-style-name="DefaultParagraphFon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style:language-asian="en" style:country-asian="GB"/>
    </style:style>
    <style:style style:name="T9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GB"/>
    </style:style>
    <style:style style:name="T10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GB"/>
    </style:style>
    <style:style style:name="T11" style:parent-style-name="DefaultParagraphFon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style:language-asian="en" style:country-asian="GB"/>
    </style:style>
    <style:style style:name="T12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GB"/>
    </style:style>
    <style:style style:name="T13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GB"/>
    </style:style>
    <style:style style:name="T14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GB"/>
    </style:style>
    <style:style style:name="T15" style:parent-style-name="DefaultParagraphFont" style:family="text">
      <style:text-properties style:font-name="Courier New" style:font-name-asian="Times New Roman" style:font-name-complex="Courier New" fo:color="#7A7E85" style:letter-kerning="false" fo:font-size="10pt" style:font-size-asian="10pt" style:font-size-complex="10pt" style:language-asian="en" style:country-asian="GB"/>
    </style:style>
    <style:style style:name="T16" style:parent-style-name="DefaultParagraphFont" style:family="text">
      <style:text-properties style:font-name="Courier New" style:font-name-asian="Times New Roman" style:font-name-complex="Courier New" fo:color="#7A7E85" style:letter-kerning="false" fo:font-size="10pt" style:font-size-asian="10pt" style:font-size-complex="10pt" style:language-asian="en" style:country-asian="GB"/>
    </style:style>
    <style:style style:name="T17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GB"/>
    </style:style>
    <style:style style:name="T18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GB"/>
    </style:style>
    <style:style style:name="T19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GB"/>
    </style:style>
    <style:style style:name="T20" style:parent-style-name="DefaultParagraphFont" style:family="text">
      <style:text-properties style:font-name="Courier New" style:font-name-asian="Times New Roman" style:font-name-complex="Courier New" fo:color="#7A7E85" style:letter-kerning="false" fo:font-size="10pt" style:font-size-asian="10pt" style:font-size-complex="10pt" style:language-asian="en" style:country-asian="GB"/>
    </style:style>
    <style:style style:name="T21" style:parent-style-name="DefaultParagraphFont" style:family="text">
      <style:text-properties style:font-name="Courier New" style:font-name-asian="Times New Roman" style:font-name-complex="Courier New" fo:color="#7A7E85" style:letter-kerning="false" fo:font-size="10pt" style:font-size-asian="10pt" style:font-size-complex="10pt" style:language-asian="en" style:country-asian="GB"/>
    </style:style>
    <style:style style:name="T22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GB"/>
    </style:style>
    <style:style style:name="T23" style:parent-style-name="DefaultParagraphFont" style:family="text">
      <style:text-properties style:font-name="Courier New" style:font-name-asian="Times New Roman" style:font-name-complex="Courier New" fo:color="#2AACB8" style:letter-kerning="false" fo:font-size="10pt" style:font-size-asian="10pt" style:font-size-complex="10pt" style:language-asian="en" style:country-asian="GB"/>
    </style:style>
    <style:style style:name="T24" style:parent-style-name="DefaultParagraphFont" style:family="text">
      <style:text-properties style:font-name="Courier New" style:font-name-asian="Times New Roman" style:font-name-complex="Courier New" fo:color="#2AACB8" style:letter-kerning="false" fo:font-size="10pt" style:font-size-asian="10pt" style:font-size-complex="10pt" style:language-asian="en" style:country-asian="GB"/>
    </style:style>
    <style:style style:name="T25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GB"/>
    </style:style>
    <style:style style:name="T26" style:parent-style-name="DefaultParagraphFont" style:family="text">
      <style:text-properties style:font-name="Courier New" style:font-name-asian="Times New Roman" style:font-name-complex="Courier New" fo:color="#2AACB8" style:letter-kerning="false" fo:font-size="10pt" style:font-size-asian="10pt" style:font-size-complex="10pt" style:language-asian="en" style:country-asian="GB"/>
    </style:style>
    <style:style style:name="T27" style:parent-style-name="DefaultParagraphFont" style:family="text">
      <style:text-properties style:font-name="Courier New" style:font-name-asian="Times New Roman" style:font-name-complex="Courier New" fo:color="#2AACB8" style:letter-kerning="false" fo:font-size="10pt" style:font-size-asian="10pt" style:font-size-complex="10pt" style:language-asian="en" style:country-asian="GB"/>
    </style:style>
    <style:style style:name="T28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GB"/>
    </style:style>
    <style:style style:name="T29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GB"/>
    </style:style>
    <style:style style:name="T30" style:parent-style-name="DefaultParagraphFon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style:language-asian="en" style:country-asian="GB"/>
    </style:style>
    <style:style style:name="T31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GB"/>
    </style:style>
    <style:style style:name="T32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GB"/>
    </style:style>
    <style:style style:name="T33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GB"/>
    </style:style>
    <style:style style:name="T34" style:parent-style-name="DefaultParagraphFont" style:family="text">
      <style:text-properties style:font-name="Courier New" style:font-name-asian="Times New Roman" style:font-name-complex="Courier New" fo:color="#7A7E85" style:letter-kerning="false" fo:font-size="10pt" style:font-size-asian="10pt" style:font-size-complex="10pt" style:language-asian="en" style:country-asian="GB"/>
    </style:style>
    <style:style style:name="T35" style:parent-style-name="DefaultParagraphFont" style:family="text">
      <style:text-properties style:font-name="Courier New" style:font-name-asian="Times New Roman" style:font-name-complex="Courier New" fo:color="#7A7E85" style:letter-kerning="false" fo:font-size="10pt" style:font-size-asian="10pt" style:font-size-complex="10pt" style:language-asian="en" style:country-asian="GB"/>
    </style:style>
    <style:style style:name="T36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GB"/>
    </style:style>
    <style:style style:name="T37" style:parent-style-name="DefaultParagraphFont" style:family="text">
      <style:text-properties style:font-name="Courier New" style:font-name-asian="Times New Roman" style:font-name-complex="Courier New" fo:color="#2AACB8" style:letter-kerning="false" fo:font-size="10pt" style:font-size-asian="10pt" style:font-size-complex="10pt" style:language-asian="en" style:country-asian="GB"/>
    </style:style>
    <style:style style:name="T38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GB"/>
    </style:style>
    <style:style style:name="T39" style:parent-style-name="DefaultParagraphFont" style:family="text">
      <style:text-properties style:font-name="Courier New" style:font-name-asian="Times New Roman" style:font-name-complex="Courier New" fo:color="#2AACB8" style:letter-kerning="false" fo:font-size="10pt" style:font-size-asian="10pt" style:font-size-complex="10pt" style:language-asian="en" style:country-asian="GB"/>
    </style:style>
    <style:style style:name="T40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GB"/>
    </style:style>
    <style:style style:name="T41" style:parent-style-name="DefaultParagraphFont" style:family="text">
      <style:text-properties style:font-name="Courier New" style:font-name-asian="Times New Roman" style:font-name-complex="Courier New" fo:color="#2AACB8" style:letter-kerning="false" fo:font-size="10pt" style:font-size-asian="10pt" style:font-size-complex="10pt" style:language-asian="en" style:country-asian="GB"/>
    </style:style>
    <style:style style:name="T42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GB"/>
    </style:style>
    <style:style style:name="T43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GB"/>
    </style:style>
    <style:style style:name="T44" style:parent-style-name="DefaultParagraphFont" style:family="text">
      <style:text-properties style:font-name="Courier New" style:font-name-asian="Times New Roman" style:font-name-complex="Courier New" fo:color="#2AACB8" style:letter-kerning="false" fo:font-size="10pt" style:font-size-asian="10pt" style:font-size-complex="10pt" style:language-asian="en" style:country-asian="GB"/>
    </style:style>
    <style:style style:name="T45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GB"/>
    </style:style>
    <style:style style:name="T46" style:parent-style-name="DefaultParagraphFont" style:family="text">
      <style:text-properties style:font-name="Courier New" style:font-name-asian="Times New Roman" style:font-name-complex="Courier New" fo:color="#2AACB8" style:letter-kerning="false" fo:font-size="10pt" style:font-size-asian="10pt" style:font-size-complex="10pt" style:language-asian="en" style:country-asian="GB"/>
    </style:style>
    <style:style style:name="T47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GB"/>
    </style:style>
    <style:style style:name="T48" style:parent-style-name="DefaultParagraphFont" style:family="text">
      <style:text-properties style:font-name="Courier New" style:font-name-asian="Times New Roman" style:font-name-complex="Courier New" fo:color="#2AACB8" style:letter-kerning="false" fo:font-size="10pt" style:font-size-asian="10pt" style:font-size-complex="10pt" style:language-asian="en" style:country-asian="GB"/>
    </style:style>
    <style:style style:name="T49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GB"/>
    </style:style>
    <style:style style:name="T50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GB"/>
    </style:style>
    <style:style style:name="T51" style:parent-style-name="DefaultParagraphFont" style:family="text">
      <style:text-properties style:font-name="Courier New" style:font-name-asian="Times New Roman" style:font-name-complex="Courier New" fo:color="#2AACB8" style:letter-kerning="false" fo:font-size="10pt" style:font-size-asian="10pt" style:font-size-complex="10pt" style:language-asian="en" style:country-asian="GB"/>
    </style:style>
    <style:style style:name="T52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GB"/>
    </style:style>
    <style:style style:name="T53" style:parent-style-name="DefaultParagraphFont" style:family="text">
      <style:text-properties style:font-name="Courier New" style:font-name-asian="Times New Roman" style:font-name-complex="Courier New" fo:color="#2AACB8" style:letter-kerning="false" fo:font-size="10pt" style:font-size-asian="10pt" style:font-size-complex="10pt" style:language-asian="en" style:country-asian="GB"/>
    </style:style>
    <style:style style:name="T54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GB"/>
    </style:style>
    <style:style style:name="T55" style:parent-style-name="DefaultParagraphFont" style:family="text">
      <style:text-properties style:font-name="Courier New" style:font-name-asian="Times New Roman" style:font-name-complex="Courier New" fo:color="#2AACB8" style:letter-kerning="false" fo:font-size="10pt" style:font-size-asian="10pt" style:font-size-complex="10pt" style:language-asian="en" style:country-asian="GB"/>
    </style:style>
    <style:style style:name="T56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GB"/>
    </style:style>
    <style:style style:name="T57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GB"/>
    </style:style>
    <style:style style:name="T58" style:parent-style-name="DefaultParagraphFont" style:family="text">
      <style:text-properties style:font-name="Courier New" style:font-name-asian="Times New Roman" style:font-name-complex="Courier New" fo:color="#2AACB8" style:letter-kerning="false" fo:font-size="10pt" style:font-size-asian="10pt" style:font-size-complex="10pt" style:language-asian="en" style:country-asian="GB"/>
    </style:style>
    <style:style style:name="T59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GB"/>
    </style:style>
    <style:style style:name="T60" style:parent-style-name="DefaultParagraphFont" style:family="text">
      <style:text-properties style:font-name="Courier New" style:font-name-asian="Times New Roman" style:font-name-complex="Courier New" fo:color="#2AACB8" style:letter-kerning="false" fo:font-size="10pt" style:font-size-asian="10pt" style:font-size-complex="10pt" style:language-asian="en" style:country-asian="GB"/>
    </style:style>
    <style:style style:name="T61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GB"/>
    </style:style>
    <style:style style:name="T62" style:parent-style-name="DefaultParagraphFont" style:family="text">
      <style:text-properties style:font-name="Courier New" style:font-name-asian="Times New Roman" style:font-name-complex="Courier New" fo:color="#2AACB8" style:letter-kerning="false" fo:font-size="10pt" style:font-size-asian="10pt" style:font-size-complex="10pt" style:language-asian="en" style:country-asian="GB"/>
    </style:style>
    <style:style style:name="T63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GB"/>
    </style:style>
    <style:style style:name="T64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GB"/>
    </style:style>
    <style:style style:name="T65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GB"/>
    </style:style>
    <style:style style:name="T66" style:parent-style-name="DefaultParagraphFont" style:family="text">
      <style:text-properties style:font-name="Courier New" style:font-name-asian="Times New Roman" style:font-name-complex="Courier New" fo:color="#7A7E85" style:letter-kerning="false" fo:font-size="10pt" style:font-size-asian="10pt" style:font-size-complex="10pt" style:language-asian="en" style:country-asian="GB"/>
    </style:style>
    <style:style style:name="T67" style:parent-style-name="DefaultParagraphFont" style:family="text">
      <style:text-properties style:font-name="Courier New" style:font-name-asian="Times New Roman" style:font-name-complex="Courier New" fo:color="#7A7E85" style:letter-kerning="false" fo:font-size="10pt" style:font-size-asian="10pt" style:font-size-complex="10pt" style:language-asian="en" style:country-asian="GB"/>
    </style:style>
    <style:style style:name="T68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GB"/>
    </style:style>
    <style:style style:name="T69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GB"/>
    </style:style>
    <style:style style:name="T70" style:parent-style-name="DefaultParagraphFont" style:family="text">
      <style:text-properties style:font-name="Courier New" style:font-name-asian="Times New Roman" style:font-name-complex="Courier New" fo:color="#2AACB8" style:letter-kerning="false" fo:font-size="10pt" style:font-size-asian="10pt" style:font-size-complex="10pt" style:language-asian="en" style:country-asian="GB"/>
    </style:style>
    <style:style style:name="T71" style:parent-style-name="DefaultParagraphFont" style:family="text">
      <style:text-properties style:font-name="Courier New" style:font-name-asian="Times New Roman" style:font-name-complex="Courier New" fo:color="#2AACB8" style:letter-kerning="false" fo:font-size="10pt" style:font-size-asian="10pt" style:font-size-complex="10pt" style:language-asian="en" style:country-asian="GB"/>
    </style:style>
    <style:style style:name="T72" style:parent-style-name="DefaultParagraphFont" style:family="text">
      <style:text-properties style:font-name="Courier New" style:font-name-asian="Times New Roman" style:font-name-complex="Courier New" fo:color="#2AACB8" style:letter-kerning="false" fo:font-size="10pt" style:font-size-asian="10pt" style:font-size-complex="10pt" style:language-asian="en" style:country-asian="GB"/>
    </style:style>
    <style:style style:name="T73" style:parent-style-name="DefaultParagraphFont" style:family="text">
      <style:text-properties style:font-name="Courier New" style:font-name-asian="Times New Roman" style:font-name-complex="Courier New" fo:color="#7A7E85" style:letter-kerning="false" fo:font-size="10pt" style:font-size-asian="10pt" style:font-size-complex="10pt" style:language-asian="en" style:country-asian="GB"/>
    </style:style>
    <style:style style:name="T74" style:parent-style-name="DefaultParagraphFont" style:family="text">
      <style:text-properties style:font-name="Courier New" style:font-name-asian="Times New Roman" style:font-name-complex="Courier New" fo:color="#7A7E85" style:letter-kerning="false" fo:font-size="10pt" style:font-size-asian="10pt" style:font-size-complex="10pt" style:language-asian="en" style:country-asian="GB"/>
    </style:style>
    <style:style style:name="T75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GB"/>
    </style:style>
    <style:style style:name="T76" style:parent-style-name="DefaultParagraphFon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style:language-asian="en" style:country-asian="GB"/>
    </style:style>
    <style:style style:name="T77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GB"/>
    </style:style>
    <style:style style:name="T78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GB"/>
    </style:style>
    <style:style style:name="T79" style:parent-style-name="DefaultParagraphFon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style:language-asian="en" style:country-asian="GB"/>
    </style:style>
    <style:style style:name="T80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GB"/>
    </style:style>
    <style:style style:name="T81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GB"/>
    </style:style>
    <style:style style:name="T82" style:parent-style-name="DefaultParagraphFon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style:language-asian="en" style:country-asian="GB"/>
    </style:style>
    <style:style style:name="T83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GB"/>
    </style:style>
    <style:style style:name="T84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GB"/>
    </style:style>
    <style:style style:name="T85" style:parent-style-name="DefaultParagraphFon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style:language-asian="en" style:country-asian="GB"/>
    </style:style>
    <style:style style:name="T86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GB"/>
    </style:style>
    <style:style style:name="T87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GB"/>
    </style:style>
    <style:style style:name="T88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GB"/>
    </style:style>
    <style:style style:name="T89" style:parent-style-name="DefaultParagraphFont" style:family="text">
      <style:text-properties style:font-name="Courier New" style:font-name-asian="Times New Roman" style:font-name-complex="Courier New" fo:color="#7A7E85" style:letter-kerning="false" fo:font-size="10pt" style:font-size-asian="10pt" style:font-size-complex="10pt" style:language-asian="en" style:country-asian="GB"/>
    </style:style>
    <style:style style:name="T90" style:parent-style-name="DefaultParagraphFont" style:family="text">
      <style:text-properties style:font-name="Courier New" style:font-name-asian="Times New Roman" style:font-name-complex="Courier New" fo:color="#7A7E85" style:letter-kerning="false" fo:font-size="10pt" style:font-size-asian="10pt" style:font-size-complex="10pt" style:language-asian="en" style:country-asian="GB"/>
    </style:style>
    <style:style style:name="T91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GB"/>
    </style:style>
    <style:style style:name="T92" style:parent-style-name="DefaultParagraphFont" style:family="text">
      <style:text-properties style:font-name="Courier New" style:font-name-asian="Times New Roman" style:font-name-complex="Courier New" fo:color="#2AACB8" style:letter-kerning="false" fo:font-size="10pt" style:font-size-asian="10pt" style:font-size-complex="10pt" style:language-asian="en" style:country-asian="GB"/>
    </style:style>
    <style:style style:name="T93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GB"/>
    </style:style>
    <style:style style:name="T94" style:parent-style-name="DefaultParagraphFont" style:family="text">
      <style:text-properties style:font-name="Courier New" style:font-name-asian="Times New Roman" style:font-name-complex="Courier New" fo:color="#2AACB8" style:letter-kerning="false" fo:font-size="10pt" style:font-size-asian="10pt" style:font-size-complex="10pt" style:language-asian="en" style:country-asian="GB"/>
    </style:style>
    <style:style style:name="T95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GB"/>
    </style:style>
    <style:style style:name="T96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GB"/>
    </style:style>
    <style:style style:name="T97" style:parent-style-name="DefaultParagraphFont" style:family="text">
      <style:text-properties style:font-name="Courier New" style:font-name-asian="Times New Roman" style:font-name-complex="Courier New" fo:color="#2AACB8" style:letter-kerning="false" fo:font-size="10pt" style:font-size-asian="10pt" style:font-size-complex="10pt" style:language-asian="en" style:country-asian="GB"/>
    </style:style>
    <style:style style:name="T98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GB"/>
    </style:style>
    <style:style style:name="T99" style:parent-style-name="DefaultParagraphFont" style:family="text">
      <style:text-properties style:font-name="Courier New" style:font-name-asian="Times New Roman" style:font-name-complex="Courier New" fo:color="#2AACB8" style:letter-kerning="false" fo:font-size="10pt" style:font-size-asian="10pt" style:font-size-complex="10pt" style:language-asian="en" style:country-asian="GB"/>
    </style:style>
    <style:style style:name="T100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GB"/>
    </style:style>
    <style:style style:name="T101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GB"/>
    </style:style>
    <style:style style:name="T102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GB"/>
    </style:style>
    <style:style style:name="T103" style:parent-style-name="DefaultParagraphFont" style:family="text">
      <style:text-properties style:font-name="Courier New" style:font-name-asian="Times New Roman" style:font-name-complex="Courier New" fo:color="#7A7E85" style:letter-kerning="false" fo:font-size="10pt" style:font-size-asian="10pt" style:font-size-complex="10pt" style:language-asian="en" style:country-asian="GB"/>
    </style:style>
    <style:style style:name="T104" style:parent-style-name="DefaultParagraphFont" style:family="text">
      <style:text-properties style:font-name="Courier New" style:font-name-asian="Times New Roman" style:font-name-complex="Courier New" fo:color="#7A7E85" style:letter-kerning="false" fo:font-size="10pt" style:font-size-asian="10pt" style:font-size-complex="10pt" style:language-asian="en" style:country-asian="GB"/>
    </style:style>
    <style:style style:name="T105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GB"/>
    </style:style>
    <style:style style:name="T106" style:parent-style-name="DefaultParagraphFont" style:family="text">
      <style:text-properties style:font-name="Courier New" style:font-name-asian="Times New Roman" style:font-name-complex="Courier New" fo:color="#2AACB8" style:letter-kerning="false" fo:font-size="10pt" style:font-size-asian="10pt" style:font-size-complex="10pt" style:language-asian="en" style:country-asian="GB"/>
    </style:style>
    <style:style style:name="T107" style:parent-style-name="DefaultParagraphFont" style:family="text">
      <style:text-properties style:font-name="Courier New" style:font-name-asian="Times New Roman" style:font-name-complex="Courier New" fo:color="#2AACB8" style:letter-kerning="false" fo:font-size="10pt" style:font-size-asian="10pt" style:font-size-complex="10pt" style:language-asian="en" style:country-asian="GB"/>
    </style:style>
    <style:style style:name="T108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GB"/>
    </style:style>
    <style:style style:name="T109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GB"/>
    </style:style>
    <style:style style:name="T110" style:parent-style-name="DefaultParagraphFont" style:family="text">
      <style:text-properties style:font-name="Courier New" style:font-name-asian="Times New Roman" style:font-name-complex="Courier New" fo:color="#2AACB8" style:letter-kerning="false" fo:font-size="10pt" style:font-size-asian="10pt" style:font-size-complex="10pt" style:language-asian="en" style:country-asian="GB"/>
    </style:style>
    <style:style style:name="T111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GB"/>
    </style:style>
    <style:style style:name="T112" style:parent-style-name="DefaultParagraphFont" style:family="text">
      <style:text-properties style:font-name="Courier New" style:font-name-asian="Times New Roman" style:font-name-complex="Courier New" fo:color="#2AACB8" style:letter-kerning="false" fo:font-size="10pt" style:font-size-asian="10pt" style:font-size-complex="10pt" style:language-asian="en" style:country-asian="GB"/>
    </style:style>
    <style:style style:name="T113" style:parent-style-name="DefaultParagraphFont" style:family="text">
      <style:text-properties style:font-name="Courier New" style:font-name-asian="Times New Roman" style:font-name-complex="Courier New" fo:color="#2AACB8" style:letter-kerning="false" fo:font-size="10pt" style:font-size-asian="10pt" style:font-size-complex="10pt" style:language-asian="en" style:country-asian="GB"/>
    </style:style>
    <style:style style:name="T114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GB"/>
    </style:style>
    <style:style style:name="T115" style:parent-style-name="DefaultParagraphFont" style:family="text">
      <style:text-properties style:font-name="Courier New" style:font-name-asian="Times New Roman" style:font-name-complex="Courier New" fo:color="#2AACB8" style:letter-kerning="false" fo:font-size="10pt" style:font-size-asian="10pt" style:font-size-complex="10pt" style:language-asian="en" style:country-asian="GB"/>
    </style:style>
    <style:style style:name="T116" style:parent-style-name="DefaultParagraphFont" style:family="text">
      <style:text-properties style:font-name="Courier New" style:font-name-asian="Times New Roman" style:font-name-complex="Courier New" fo:color="#2AACB8" style:letter-kerning="false" fo:font-size="10pt" style:font-size-asian="10pt" style:font-size-complex="10pt" style:language-asian="en" style:country-asian="GB"/>
    </style:style>
    <style:style style:name="T117" style:parent-style-name="DefaultParagraphFont" style:family="text">
      <style:text-properties style:font-name="Courier New" style:font-name-asian="Times New Roman" style:font-name-complex="Courier New" fo:color="#2AACB8" style:letter-kerning="false" fo:font-size="10pt" style:font-size-asian="10pt" style:font-size-complex="10pt" style:language-asian="en" style:country-asian="GB"/>
    </style:style>
    <style:style style:name="T118" style:parent-style-name="DefaultParagraphFont" style:family="text">
      <style:text-properties style:font-name="Courier New" style:font-name-asian="Times New Roman" style:font-name-complex="Courier New" fo:color="#7A7E85" style:letter-kerning="false" fo:font-size="10pt" style:font-size-asian="10pt" style:font-size-complex="10pt" style:language-asian="en" style:country-asian="GB"/>
    </style:style>
    <style:style style:name="T119" style:parent-style-name="DefaultParagraphFont" style:family="text">
      <style:text-properties style:font-name="Courier New" style:font-name-asian="Times New Roman" style:font-name-complex="Courier New" fo:color="#7A7E85" style:letter-kerning="false" fo:font-size="10pt" style:font-size-asian="10pt" style:font-size-complex="10pt" style:language-asian="en" style:country-asian="GB"/>
    </style:style>
    <style:style style:name="T120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GB"/>
    </style:style>
    <style:style style:name="T121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GB"/>
    </style:style>
    <style:style style:name="T122" style:parent-style-name="DefaultParagraphFont" style:family="text">
      <style:text-properties style:font-name="Courier New" style:font-name-asian="Times New Roman" style:font-name-complex="Courier New" fo:color="#2AACB8" style:letter-kerning="false" fo:font-size="10pt" style:font-size-asian="10pt" style:font-size-complex="10pt" style:language-asian="en" style:country-asian="GB"/>
    </style:style>
    <style:style style:name="T123" style:parent-style-name="DefaultParagraphFont" style:family="text">
      <style:text-properties style:font-name="Courier New" style:font-name-asian="Times New Roman" style:font-name-complex="Courier New" fo:color="#2AACB8" style:letter-kerning="false" fo:font-size="10pt" style:font-size-asian="10pt" style:font-size-complex="10pt" style:language-asian="en" style:country-asian="GB"/>
    </style:style>
    <style:style style:name="T124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GB"/>
    </style:style>
    <style:style style:name="T125" style:parent-style-name="DefaultParagraphFont" style:family="text">
      <style:text-properties style:font-name="Courier New" style:font-name-asian="Times New Roman" style:font-name-complex="Courier New" fo:color="#2AACB8" style:letter-kerning="false" fo:font-size="10pt" style:font-size-asian="10pt" style:font-size-complex="10pt" style:language-asian="en" style:country-asian="GB"/>
    </style:style>
    <style:style style:name="T126" style:parent-style-name="DefaultParagraphFont" style:family="text">
      <style:text-properties style:font-name="Courier New" style:font-name-asian="Times New Roman" style:font-name-complex="Courier New" fo:color="#2AACB8" style:letter-kerning="false" fo:font-size="10pt" style:font-size-asian="10pt" style:font-size-complex="10pt" style:language-asian="en" style:country-asian="GB"/>
    </style:style>
    <style:style style:name="T127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GB"/>
    </style:style>
    <style:style style:name="T128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GB"/>
    </style:style>
    <style:style style:name="T129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GB"/>
    </style:style>
    <style:style style:name="T130" style:parent-style-name="DefaultParagraphFont" style:family="text">
      <style:text-properties style:font-name="Courier New" style:font-name-asian="Times New Roman" style:font-name-complex="Courier New" fo:color="#7A7E85" style:letter-kerning="false" fo:font-size="10pt" style:font-size-asian="10pt" style:font-size-complex="10pt" style:language-asian="en" style:country-asian="GB"/>
    </style:style>
    <style:style style:name="T131" style:parent-style-name="DefaultParagraphFont" style:family="text">
      <style:text-properties style:font-name="Courier New" style:font-name-asian="Times New Roman" style:font-name-complex="Courier New" fo:color="#7A7E85" style:letter-kerning="false" fo:font-size="10pt" style:font-size-asian="10pt" style:font-size-complex="10pt" style:language-asian="en" style:country-asian="GB"/>
    </style:style>
    <style:style style:name="T132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GB"/>
    </style:style>
    <style:style style:name="T133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GB"/>
    </style:style>
    <style:style style:name="T134" style:parent-style-name="DefaultParagraphFont" style:family="text">
      <style:text-properties style:font-name="Courier New" style:font-name-asian="Times New Roman" style:font-name-complex="Courier New" fo:color="#2AACB8" style:letter-kerning="false" fo:font-size="10pt" style:font-size-asian="10pt" style:font-size-complex="10pt" style:language-asian="en" style:country-asian="GB"/>
    </style:style>
    <style:style style:name="T135" style:parent-style-name="DefaultParagraphFont" style:family="text">
      <style:text-properties style:font-name="Courier New" style:font-name-asian="Times New Roman" style:font-name-complex="Courier New" fo:color="#2AACB8" style:letter-kerning="false" fo:font-size="10pt" style:font-size-asian="10pt" style:font-size-complex="10pt" style:language-asian="en" style:country-asian="GB"/>
    </style:style>
    <style:style style:name="T136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GB"/>
    </style:style>
    <style:style style:name="T137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GB"/>
    </style:style>
    <style:style style:name="T138" style:parent-style-name="DefaultParagraphFont" style:family="text">
      <style:text-properties style:font-name="Courier New" style:font-name-asian="Times New Roman" style:font-name-complex="Courier New" fo:color="#2AACB8" style:letter-kerning="false" fo:font-size="10pt" style:font-size-asian="10pt" style:font-size-complex="10pt" style:language-asian="en" style:country-asian="GB"/>
    </style:style>
    <style:style style:name="T139" style:parent-style-name="DefaultParagraphFont" style:family="text">
      <style:text-properties style:font-name="Courier New" style:font-name-asian="Times New Roman" style:font-name-complex="Courier New" fo:color="#2AACB8" style:letter-kerning="false" fo:font-size="10pt" style:font-size-asian="10pt" style:font-size-complex="10pt" style:language-asian="en" style:country-asian="GB"/>
    </style:style>
    <style:style style:name="T140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GB"/>
    </style:style>
    <style:style style:name="T141" style:parent-style-name="DefaultParagraphFont" style:family="text">
      <style:text-properties style:font-name="Courier New" style:font-name-asian="Times New Roman" style:font-name-complex="Courier New" fo:color="#2AACB8" style:letter-kerning="false" fo:font-size="10pt" style:font-size-asian="10pt" style:font-size-complex="10pt" style:language-asian="en" style:country-asian="GB"/>
    </style:style>
    <style:style style:name="T142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GB"/>
    </style:style>
    <style:style style:name="T143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GB"/>
    </style:style>
    <style:style style:name="T144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GB"/>
    </style:style>
    <style:style style:name="T145" style:parent-style-name="DefaultParagraphFont" style:family="text">
      <style:text-properties style:font-name="Courier New" style:font-name-asian="Times New Roman" style:font-name-complex="Courier New" fo:color="#7A7E85" style:letter-kerning="false" fo:font-size="10pt" style:font-size-asian="10pt" style:font-size-complex="10pt" style:language-asian="en" style:country-asian="GB"/>
    </style:style>
    <style:style style:name="T146" style:parent-style-name="DefaultParagraphFont" style:family="text">
      <style:text-properties style:font-name="Courier New" style:font-name-asian="Times New Roman" style:font-name-complex="Courier New" fo:color="#7A7E85" style:letter-kerning="false" fo:font-size="10pt" style:font-size-asian="10pt" style:font-size-complex="10pt" style:language-asian="en" style:country-asian="GB"/>
    </style:style>
    <style:style style:name="T147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GB"/>
    </style:style>
    <style:style style:name="T148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GB"/>
    </style:style>
    <style:style style:name="T149" style:parent-style-name="DefaultParagraphFont" style:family="text">
      <style:text-properties style:font-name="Courier New" style:font-name-asian="Times New Roman" style:font-name-complex="Courier New" fo:color="#2AACB8" style:letter-kerning="false" fo:font-size="10pt" style:font-size-asian="10pt" style:font-size-complex="10pt" style:language-asian="en" style:country-asian="GB"/>
    </style:style>
    <style:style style:name="T150" style:parent-style-name="DefaultParagraphFont" style:family="text">
      <style:text-properties style:font-name="Courier New" style:font-name-asian="Times New Roman" style:font-name-complex="Courier New" fo:color="#2AACB8" style:letter-kerning="false" fo:font-size="10pt" style:font-size-asian="10pt" style:font-size-complex="10pt" style:language-asian="en" style:country-asian="GB"/>
    </style:style>
    <style:style style:name="T151" style:parent-style-name="DefaultParagraphFont" style:family="text">
      <style:text-properties style:font-name="Courier New" style:font-name-asian="Times New Roman" style:font-name-complex="Courier New" fo:color="#2AACB8" style:letter-kerning="false" fo:font-size="10pt" style:font-size-asian="10pt" style:font-size-complex="10pt" style:language-asian="en" style:country-asian="GB"/>
    </style:style>
    <style:style style:name="T152" style:parent-style-name="DefaultParagraphFont" style:family="text">
      <style:text-properties style:font-name="Courier New" style:font-name-asian="Times New Roman" style:font-name-complex="Courier New" fo:color="#7A7E85" style:letter-kerning="false" fo:font-size="10pt" style:font-size-asian="10pt" style:font-size-complex="10pt" style:language-asian="en" style:country-asian="GB"/>
    </style:style>
    <style:style style:name="T153" style:parent-style-name="DefaultParagraphFont" style:family="text">
      <style:text-properties style:font-name="Courier New" style:font-name-asian="Times New Roman" style:font-name-complex="Courier New" fo:color="#7A7E85" style:letter-kerning="false" fo:font-size="10pt" style:font-size-asian="10pt" style:font-size-complex="10pt" style:language-asian="en" style:country-asian="GB"/>
    </style:style>
    <style:style style:name="T154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GB"/>
    </style:style>
    <style:style style:name="T155" style:parent-style-name="DefaultParagraphFont" style:family="text">
      <style:text-properties style:font-name="Courier New" style:font-name-asian="Times New Roman" style:font-name-complex="Courier New" fo:color="#2AACB8" style:letter-kerning="false" fo:font-size="10pt" style:font-size-asian="10pt" style:font-size-complex="10pt" style:language-asian="en" style:country-asian="GB"/>
    </style:style>
    <style:style style:name="T156" style:parent-style-name="DefaultParagraphFont" style:family="text">
      <style:text-properties style:font-name="Courier New" style:font-name-asian="Times New Roman" style:font-name-complex="Courier New" fo:color="#2AACB8" style:letter-kerning="false" fo:font-size="10pt" style:font-size-asian="10pt" style:font-size-complex="10pt" style:language-asian="en" style:country-asian="GB"/>
    </style:style>
    <style:style style:name="T157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GB"/>
    </style:style>
    <style:style style:name="T158" style:parent-style-name="DefaultParagraphFont" style:family="text">
      <style:text-properties style:font-name="Courier New" style:font-name-asian="Times New Roman" style:font-name-complex="Courier New" fo:color="#2AACB8" style:letter-kerning="false" fo:font-size="10pt" style:font-size-asian="10pt" style:font-size-complex="10pt" style:language-asian="en" style:country-asian="GB"/>
    </style:style>
    <style:style style:name="T159" style:parent-style-name="DefaultParagraphFont" style:family="text">
      <style:text-properties style:font-name="Courier New" style:font-name-asian="Times New Roman" style:font-name-complex="Courier New" fo:color="#2AACB8" style:letter-kerning="false" fo:font-size="10pt" style:font-size-asian="10pt" style:font-size-complex="10pt" style:language-asian="en" style:country-asian="GB"/>
    </style:style>
    <style:style style:name="T160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GB"/>
    </style:style>
    <style:style style:name="T161" style:parent-style-name="DefaultParagraphFon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style:language-asian="en" style:country-asian="GB"/>
    </style:style>
    <style:style style:name="T162" style:parent-style-name="DefaultParagraphFon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style:language-asian="en" style:country-asian="GB"/>
    </style:style>
    <style:style style:name="T163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GB"/>
    </style:style>
    <style:style style:name="T164" style:parent-style-name="DefaultParagraphFont" style:family="text">
      <style:text-properties style:font-name="Courier New" style:font-name-asian="Times New Roman" style:font-name-complex="Courier New" fo:color="#2AACB8" style:letter-kerning="false" fo:font-size="10pt" style:font-size-asian="10pt" style:font-size-complex="10pt" style:language-asian="en" style:country-asian="GB"/>
    </style:style>
    <style:style style:name="T165" style:parent-style-name="DefaultParagraphFont" style:family="text">
      <style:text-properties style:font-name="Courier New" style:font-name-asian="Times New Roman" style:font-name-complex="Courier New" fo:color="#2AACB8" style:letter-kerning="false" fo:font-size="10pt" style:font-size-asian="10pt" style:font-size-complex="10pt" style:language-asian="en" style:country-asian="GB"/>
    </style:style>
    <style:style style:name="T166" style:parent-style-name="DefaultParagraphFont" style:family="text">
      <style:text-properties style:font-name="Courier New" style:font-name-asian="Times New Roman" style:font-name-complex="Courier New" fo:color="#2AACB8" style:letter-kerning="false" fo:font-size="10pt" style:font-size-asian="10pt" style:font-size-complex="10pt" style:language-asian="en" style:country-asian="GB"/>
    </style:style>
    <style:style style:name="T167" style:parent-style-name="DefaultParagraphFont" style:family="text">
      <style:text-properties style:font-name="Courier New" style:font-name-asian="Times New Roman" style:font-name-complex="Courier New" fo:color="#7A7E85" style:letter-kerning="false" fo:font-size="10pt" style:font-size-asian="10pt" style:font-size-complex="10pt" style:language-asian="en" style:country-asian="GB"/>
    </style:style>
    <style:style style:name="T168" style:parent-style-name="DefaultParagraphFont" style:family="text">
      <style:text-properties style:font-name="Courier New" style:font-name-asian="Times New Roman" style:font-name-complex="Courier New" fo:color="#7A7E85" style:letter-kerning="false" fo:font-size="10pt" style:font-size-asian="10pt" style:font-size-complex="10pt" style:language-asian="en" style:country-asian="GB"/>
    </style:style>
    <style:style style:name="T169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GB"/>
    </style:style>
    <style:style style:name="T170" style:parent-style-name="DefaultParagraphFon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style:language-asian="en" style:country-asian="GB"/>
    </style:style>
    <style:style style:name="T171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GB"/>
    </style:style>
    <style:style style:name="T172" style:parent-style-name="DefaultParagraphFont" style:family="text">
      <style:text-properties style:font-name="Courier New" style:font-name-asian="Times New Roman" style:font-name-complex="Courier New" fo:color="#2AACB8" style:letter-kerning="false" fo:font-size="10pt" style:font-size-asian="10pt" style:font-size-complex="10pt" style:language-asian="en" style:country-asian="GB"/>
    </style:style>
    <style:style style:name="T173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GB"/>
    </style:style>
    <style:style style:name="T174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GB"/>
    </style:style>
    <style:style style:name="T175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GB"/>
    </style:style>
    <style:style style:name="T176" style:parent-style-name="DefaultParagraphFont" style:family="text">
      <style:text-properties style:font-name="Courier New" style:font-name-asian="Times New Roman" style:font-name-complex="Courier New" fo:color="#7A7E85" style:letter-kerning="false" fo:font-size="10pt" style:font-size-asian="10pt" style:font-size-complex="10pt" style:language-asian="en" style:country-asian="GB"/>
    </style:style>
    <style:style style:name="T177" style:parent-style-name="DefaultParagraphFont" style:family="text">
      <style:text-properties style:font-name="Courier New" style:font-name-asian="Times New Roman" style:font-name-complex="Courier New" fo:color="#7A7E85" style:letter-kerning="false" fo:font-size="10pt" style:font-size-asian="10pt" style:font-size-complex="10pt" style:language-asian="en" style:country-asian="GB"/>
    </style:style>
    <style:style style:name="T178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GB"/>
    </style:style>
    <style:style style:name="T179" style:parent-style-name="DefaultParagraphFon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style:language-asian="en" style:country-asian="GB"/>
    </style:style>
    <style:style style:name="T180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GB"/>
    </style:style>
    <style:style style:name="T181" style:parent-style-name="DefaultParagraphFont" style:family="text">
      <style:text-properties style:font-name="Courier New" style:font-name-asian="Times New Roman" style:font-name-complex="Courier New" fo:color="#2AACB8" style:letter-kerning="false" fo:font-size="10pt" style:font-size-asian="10pt" style:font-size-complex="10pt" style:language-asian="en" style:country-asian="GB"/>
    </style:style>
    <style:style style:name="T182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GB"/>
    </style:style>
    <style:style style:name="T183" style:parent-style-name="DefaultParagraphFon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style:language-asian="en" style:country-asian="GB"/>
    </style:style>
    <style:style style:name="T184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GB"/>
    </style:style>
    <style:style style:name="T185" style:parent-style-name="DefaultParagraphFont" style:family="text">
      <style:text-properties style:font-name="Courier New" style:font-name-asian="Times New Roman" style:font-name-complex="Courier New" fo:color="#2AACB8" style:letter-kerning="false" fo:font-size="10pt" style:font-size-asian="10pt" style:font-size-complex="10pt" style:language-asian="en" style:country-asian="GB"/>
    </style:style>
    <style:style style:name="T186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GB"/>
    </style:style>
    <style:style style:name="T187" style:parent-style-name="DefaultParagraphFon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style:language-asian="en" style:country-asian="GB"/>
    </style:style>
    <style:style style:name="T188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GB"/>
    </style:style>
    <style:style style:name="T189" style:parent-style-name="DefaultParagraphFon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style:language-asian="en" style:country-asian="GB"/>
    </style:style>
    <style:style style:name="T190" style:parent-style-name="DefaultParagraphFont" style:family="text">
      <style:text-properties style:font-name="Courier New" style:font-name-asian="Times New Roman" style:font-name-complex="Courier New" fo:color="#8888C6" style:letter-kerning="false" fo:font-size="10pt" style:font-size-asian="10pt" style:font-size-complex="10pt" style:language-asian="en" style:country-asian="GB"/>
    </style:style>
    <style:style style:name="T191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GB"/>
    </style:style>
    <style:style style:name="T192" style:parent-style-name="DefaultParagraphFont" style:family="text">
      <style:text-properties style:font-name="Courier New" style:font-name-asian="Times New Roman" style:font-name-complex="Courier New" fo:color="#2AACB8" style:letter-kerning="false" fo:font-size="10pt" style:font-size-asian="10pt" style:font-size-complex="10pt" style:language-asian="en" style:country-asian="GB"/>
    </style:style>
    <style:style style:name="T193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GB"/>
    </style:style>
    <style:style style:name="T194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GB"/>
    </style:style>
    <style:style style:name="T195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GB"/>
    </style:style>
    <style:style style:name="T196" style:parent-style-name="DefaultParagraphFont" style:family="text">
      <style:text-properties style:font-name="Courier New" style:font-name-asian="Times New Roman" style:font-name-complex="Courier New" fo:color="#7A7E85" style:letter-kerning="false" fo:font-size="10pt" style:font-size-asian="10pt" style:font-size-complex="10pt" style:language-asian="en" style:country-asian="GB"/>
    </style:style>
    <style:style style:name="T197" style:parent-style-name="DefaultParagraphFont" style:family="text">
      <style:text-properties style:font-name="Courier New" style:font-name-asian="Times New Roman" style:font-name-complex="Courier New" fo:color="#7A7E85" style:letter-kerning="false" fo:font-size="10pt" style:font-size-asian="10pt" style:font-size-complex="10pt" style:language-asian="en" style:country-asian="GB"/>
    </style:style>
    <style:style style:name="T198" style:parent-style-name="DefaultParagraphFon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style:language-asian="en" style:country-asian="GB"/>
    </style:style>
    <style:style style:name="T199" style:parent-style-name="DefaultParagraphFont" style:family="text">
      <style:text-properties style:font-name="Courier New" style:font-name-asian="Times New Roman" style:font-name-complex="Courier New" fo:color="#56A8F5" style:letter-kerning="false" fo:font-size="10pt" style:font-size-asian="10pt" style:font-size-complex="10pt" style:language-asian="en" style:country-asian="GB"/>
    </style:style>
    <style:style style:name="T200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GB"/>
    </style:style>
    <style:style style:name="T201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GB"/>
    </style:style>
    <style:style style:name="T202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GB"/>
    </style:style>
    <style:style style:name="T203" style:parent-style-name="DefaultParagraphFon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style:language-asian="en" style:country-asian="GB"/>
    </style:style>
    <style:style style:name="T204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GB"/>
    </style:style>
    <style:style style:name="T205" style:parent-style-name="DefaultParagraphFon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style:language-asian="en" style:country-asian="GB"/>
    </style:style>
    <style:style style:name="T206" style:parent-style-name="DefaultParagraphFont" style:family="text">
      <style:text-properties style:font-name="Courier New" style:font-name-asian="Times New Roman" style:font-name-complex="Courier New" fo:color="#8888C6" style:letter-kerning="false" fo:font-size="10pt" style:font-size-asian="10pt" style:font-size-complex="10pt" style:language-asian="en" style:country-asian="GB"/>
    </style:style>
    <style:style style:name="T207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GB"/>
    </style:style>
    <style:style style:name="T208" style:parent-style-name="DefaultParagraphFont" style:family="text">
      <style:text-properties style:font-name="Courier New" style:font-name-asian="Times New Roman" style:font-name-complex="Courier New" fo:color="#2AACB8" style:letter-kerning="false" fo:font-size="10pt" style:font-size-asian="10pt" style:font-size-complex="10pt" style:language-asian="en" style:country-asian="GB"/>
    </style:style>
    <style:style style:name="T209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GB"/>
    </style:style>
    <style:style style:name="T210" style:parent-style-name="DefaultParagraphFont" style:family="text">
      <style:text-properties style:font-name="Courier New" style:font-name-asian="Times New Roman" style:font-name-complex="Courier New" fo:color="#7A7E85" style:letter-kerning="false" fo:font-size="10pt" style:font-size-asian="10pt" style:font-size-complex="10pt" style:language-asian="en" style:country-asian="GB"/>
    </style:style>
    <style:style style:name="T211" style:parent-style-name="DefaultParagraphFont" style:family="text">
      <style:text-properties style:font-name="Courier New" style:font-name-asian="Times New Roman" style:font-name-complex="Courier New" fo:color="#7A7E85" style:letter-kerning="false" fo:font-size="10pt" style:font-size-asian="10pt" style:font-size-complex="10pt" style:language-asian="en" style:country-asian="GB"/>
    </style:style>
    <style:style style:name="T212" style:parent-style-name="DefaultParagraphFon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style:language-asian="en" style:country-asian="GB"/>
    </style:style>
    <style:style style:name="T213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GB"/>
    </style:style>
    <style:style style:name="T214" style:parent-style-name="DefaultParagraphFon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style:language-asian="en" style:country-asian="GB"/>
    </style:style>
    <style:style style:name="T215" style:parent-style-name="DefaultParagraphFont" style:family="text">
      <style:text-properties style:font-name="Courier New" style:font-name-asian="Times New Roman" style:font-name-complex="Courier New" fo:color="#8888C6" style:letter-kerning="false" fo:font-size="10pt" style:font-size-asian="10pt" style:font-size-complex="10pt" style:language-asian="en" style:country-asian="GB"/>
    </style:style>
    <style:style style:name="T216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GB"/>
    </style:style>
    <style:style style:name="T217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GB"/>
    </style:style>
    <style:style style:name="T218" style:parent-style-name="DefaultParagraphFont" style:family="text">
      <style:text-properties style:font-name="Courier New" style:font-name-asian="Times New Roman" style:font-name-complex="Courier New" fo:color="#2AACB8" style:letter-kerning="false" fo:font-size="10pt" style:font-size-asian="10pt" style:font-size-complex="10pt" style:language-asian="en" style:country-asian="GB"/>
    </style:style>
    <style:style style:name="T219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GB"/>
    </style:style>
    <style:style style:name="T220" style:parent-style-name="DefaultParagraphFont" style:family="text">
      <style:text-properties style:font-name="Courier New" style:font-name-asian="Times New Roman" style:font-name-complex="Courier New" fo:color="#2AACB8" style:letter-kerning="false" fo:font-size="10pt" style:font-size-asian="10pt" style:font-size-complex="10pt" style:language-asian="en" style:country-asian="GB"/>
    </style:style>
    <style:style style:name="T221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GB"/>
    </style:style>
    <style:style style:name="T222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GB"/>
    </style:style>
    <style:style style:name="T223" style:parent-style-name="DefaultParagraphFont" style:family="text">
      <style:text-properties style:font-name="Courier New" style:font-name-asian="Times New Roman" style:font-name-complex="Courier New" fo:color="#2AACB8" style:letter-kerning="false" fo:font-size="10pt" style:font-size-asian="10pt" style:font-size-complex="10pt" style:language-asian="en" style:country-asian="GB"/>
    </style:style>
    <style:style style:name="T224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GB"/>
    </style:style>
    <style:style style:name="T225" style:parent-style-name="DefaultParagraphFont" style:family="text">
      <style:text-properties style:font-name="Courier New" style:font-name-asian="Times New Roman" style:font-name-complex="Courier New" fo:color="#2AACB8" style:letter-kerning="false" fo:font-size="10pt" style:font-size-asian="10pt" style:font-size-complex="10pt" style:language-asian="en" style:country-asian="GB"/>
    </style:style>
    <style:style style:name="T226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GB"/>
    </style:style>
    <style:style style:name="T227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GB"/>
    </style:style>
    <style:style style:name="T228" style:parent-style-name="DefaultParagraphFon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style:language-asian="en" style:country-asian="GB"/>
    </style:style>
    <style:style style:name="T229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GB"/>
    </style:style>
    <style:style style:name="T230" style:parent-style-name="DefaultParagraphFon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style:language-asian="en" style:country-asian="GB"/>
    </style:style>
    <style:style style:name="T231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GB"/>
    </style:style>
    <style:style style:name="T232" style:parent-style-name="DefaultParagraphFon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style:language-asian="en" style:country-asian="GB"/>
    </style:style>
    <style:style style:name="T233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GB"/>
    </style:style>
    <style:style style:name="T234" style:parent-style-name="DefaultParagraphFont" style:family="text">
      <style:text-properties style:font-name="Courier New" style:font-name-asian="Times New Roman" style:font-name-complex="Courier New" fo:color="#2AACB8" style:letter-kerning="false" fo:font-size="10pt" style:font-size-asian="10pt" style:font-size-complex="10pt" style:language-asian="en" style:country-asian="GB"/>
    </style:style>
    <style:style style:name="T235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GB"/>
    </style:style>
    <style:style style:name="T236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GB"/>
    </style:style>
    <style:style style:name="T237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GB"/>
    </style:style>
    <style:style style:name="T238" style:parent-style-name="DefaultParagraphFon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style:language-asian="en" style:country-asian="GB"/>
    </style:style>
    <style:style style:name="T239" style:parent-style-name="DefaultParagraphFont" style:family="text">
      <style:text-properties style:font-name="Courier New" style:font-name-asian="Times New Roman" style:font-name-complex="Courier New" fo:color="#56A8F5" style:letter-kerning="false" fo:font-size="10pt" style:font-size-asian="10pt" style:font-size-complex="10pt" style:language-asian="en" style:country-asian="GB"/>
    </style:style>
    <style:style style:name="T240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GB"/>
    </style:style>
    <style:style style:name="T241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GB"/>
    </style:style>
    <style:style style:name="T242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GB"/>
    </style:style>
    <style:style style:name="T243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GB"/>
    </style:style>
    <style:style style:name="T244" style:parent-style-name="DefaultParagraphFon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style:language-asian="en" style:country-asian="GB"/>
    </style:style>
    <style:style style:name="T245" style:parent-style-name="DefaultParagraphFont" style:family="text">
      <style:text-properties style:font-name="Courier New" style:font-name-asian="Times New Roman" style:font-name-complex="Courier New" fo:color="#56A8F5" style:letter-kerning="false" fo:font-size="10pt" style:font-size-asian="10pt" style:font-size-complex="10pt" style:language-asian="en" style:country-asian="GB"/>
    </style:style>
    <style:style style:name="T246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GB"/>
    </style:style>
    <style:style style:name="T247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GB"/>
    </style:style>
    <style:style style:name="T248" style:parent-style-name="DefaultParagraphFon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style:language-asian="en" style:country-asian="GB"/>
    </style:style>
    <style:style style:name="T249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GB"/>
    </style:style>
    <style:style style:name="T250" style:parent-style-name="DefaultParagraphFon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style:language-asian="en" style:country-asian="GB"/>
    </style:style>
    <style:style style:name="T251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GB"/>
    </style:style>
    <style:style style:name="T252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GB"/>
    </style:style>
    <style:style style:name="T253" style:parent-style-name="DefaultParagraphFon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style:language-asian="en" style:country-asian="GB"/>
    </style:style>
    <style:style style:name="T254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GB"/>
    </style:style>
    <style:style style:name="T255" style:parent-style-name="DefaultParagraphFon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style:language-asian="en" style:country-asian="GB"/>
    </style:style>
    <style:style style:name="T256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GB"/>
    </style:style>
    <style:style style:name="T257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GB"/>
    </style:style>
    <style:style style:name="T258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GB"/>
    </style:style>
    <style:style style:name="T259" style:parent-style-name="DefaultParagraphFon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style:language-asian="en" style:country-asian="GB"/>
    </style:style>
    <style:style style:name="T260" style:parent-style-name="DefaultParagraphFont" style:family="text">
      <style:text-properties style:font-name="Courier New" style:font-name-asian="Times New Roman" style:font-name-complex="Courier New" fo:color="#56A8F5" style:letter-kerning="false" fo:font-size="10pt" style:font-size-asian="10pt" style:font-size-complex="10pt" style:language-asian="en" style:country-asian="GB"/>
    </style:style>
    <style:style style:name="T261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GB"/>
    </style:style>
    <style:style style:name="T262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GB"/>
    </style:style>
    <style:style style:name="T263" style:parent-style-name="DefaultParagraphFon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style:language-asian="en" style:country-asian="GB"/>
    </style:style>
    <style:style style:name="T264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GB"/>
    </style:style>
    <style:style style:name="T265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GB"/>
    </style:style>
    <style:style style:name="T266" style:parent-style-name="DefaultParagraphFon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style:language-asian="en" style:country-asian="GB"/>
    </style:style>
    <style:style style:name="T267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GB"/>
    </style:style>
    <style:style style:name="T268" style:parent-style-name="DefaultParagraphFon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style:language-asian="en" style:country-asian="GB"/>
    </style:style>
    <style:style style:name="T269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GB"/>
    </style:style>
    <style:style style:name="T270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GB"/>
    </style:style>
    <style:style style:name="T271" style:parent-style-name="DefaultParagraphFon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style:language-asian="en" style:country-asian="GB"/>
    </style:style>
    <style:style style:name="T272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GB"/>
    </style:style>
    <style:style style:name="T273" style:parent-style-name="DefaultParagraphFon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style:language-asian="en" style:country-asian="GB"/>
    </style:style>
    <style:style style:name="T274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GB"/>
    </style:style>
    <style:style style:name="T275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GB"/>
    </style:style>
    <style:style style:name="T276" style:parent-style-name="DefaultParagraphFont" style:family="text">
      <style:text-properties style:font-name="Courier New" style:font-name-asian="Times New Roman" style:font-name-complex="Courier New" fo:color="#7A7E85" style:letter-kerning="false" fo:font-size="10pt" style:font-size-asian="10pt" style:font-size-complex="10pt" style:language-asian="en" style:country-asian="GB"/>
    </style:style>
    <style:style style:name="T277" style:parent-style-name="DefaultParagraphFont" style:family="text">
      <style:text-properties style:font-name="Courier New" style:font-name-asian="Times New Roman" style:font-name-complex="Courier New" fo:color="#7A7E85" style:letter-kerning="false" fo:font-size="10pt" style:font-size-asian="10pt" style:font-size-complex="10pt" style:language-asian="en" style:country-asian="GB"/>
    </style:style>
    <style:style style:name="T278" style:parent-style-name="DefaultParagraphFon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style:language-asian="en" style:country-asian="GB"/>
    </style:style>
    <style:style style:name="T279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GB"/>
    </style:style>
    <style:style style:name="T280" style:parent-style-name="DefaultParagraphFon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style:language-asian="en" style:country-asian="GB"/>
    </style:style>
    <style:style style:name="T281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GB"/>
    </style:style>
    <style:style style:name="T282" style:parent-style-name="DefaultParagraphFont" style:family="text">
      <style:text-properties style:font-name="Courier New" style:font-name-asian="Times New Roman" style:font-name-complex="Courier New" fo:color="#2AACB8" style:letter-kerning="false" fo:font-size="10pt" style:font-size-asian="10pt" style:font-size-complex="10pt" style:language-asian="en" style:country-asian="GB"/>
    </style:style>
    <style:style style:name="T283" style:parent-style-name="DefaultParagraphFon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style:language-asian="en" style:country-asian="GB"/>
    </style:style>
    <style:style style:name="T284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GB"/>
    </style:style>
    <style:style style:name="T285" style:parent-style-name="DefaultParagraphFon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style:language-asian="en" style:country-asian="GB"/>
    </style:style>
    <style:style style:name="T286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GB"/>
    </style:style>
    <style:style style:name="T287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GB"/>
    </style:style>
    <style:style style:name="T288" style:parent-style-name="DefaultParagraphFon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style:language-asian="en" style:country-asian="GB"/>
    </style:style>
    <style:style style:name="T289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GB"/>
    </style:style>
    <style:style style:name="T290" style:parent-style-name="DefaultParagraphFont" style:family="text">
      <style:text-properties style:font-name="Courier New" style:font-name-asian="Times New Roman" style:font-name-complex="Courier New" fo:color="#2AACB8" style:letter-kerning="false" fo:font-size="10pt" style:font-size-asian="10pt" style:font-size-complex="10pt" style:language-asian="en" style:country-asian="GB"/>
    </style:style>
    <style:style style:name="T291" style:parent-style-name="DefaultParagraphFont" style:family="text">
      <style:text-properties style:font-name="Courier New" style:font-name-asian="Times New Roman" style:font-name-complex="Courier New" fo:color="#2AACB8" style:letter-kerning="false" fo:font-size="10pt" style:font-size-asian="10pt" style:font-size-complex="10pt" style:language-asian="en" style:country-asian="GB"/>
    </style:style>
    <style:style style:name="T292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GB"/>
    </style:style>
    <style:style style:name="T293" style:parent-style-name="DefaultParagraphFon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style:language-asian="en" style:country-asian="GB"/>
    </style:style>
    <style:style style:name="T294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GB"/>
    </style:style>
    <style:style style:name="T295" style:parent-style-name="DefaultParagraphFont" style:family="text">
      <style:text-properties style:font-name="Courier New" style:font-name-asian="Times New Roman" style:font-name-complex="Courier New" fo:color="#2AACB8" style:letter-kerning="false" fo:font-size="10pt" style:font-size-asian="10pt" style:font-size-complex="10pt" style:language-asian="en" style:country-asian="GB"/>
    </style:style>
    <style:style style:name="T296" style:parent-style-name="DefaultParagraphFont" style:family="text">
      <style:text-properties style:font-name="Courier New" style:font-name-asian="Times New Roman" style:font-name-complex="Courier New" fo:color="#2AACB8" style:letter-kerning="false" fo:font-size="10pt" style:font-size-asian="10pt" style:font-size-complex="10pt" style:language-asian="en" style:country-asian="GB"/>
    </style:style>
    <style:style style:name="T297" style:parent-style-name="DefaultParagraphFon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style:language-asian="en" style:country-asian="GB"/>
    </style:style>
    <style:style style:name="T298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GB"/>
    </style:style>
    <style:style style:name="T299" style:parent-style-name="DefaultParagraphFon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style:language-asian="en" style:country-asian="GB"/>
    </style:style>
    <style:style style:name="T300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GB"/>
    </style:style>
    <style:style style:name="T301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GB"/>
    </style:style>
    <style:style style:name="T302" style:parent-style-name="DefaultParagraphFon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style:language-asian="en" style:country-asian="GB"/>
    </style:style>
    <style:style style:name="T303" style:parent-style-name="DefaultParagraphFon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style:language-asian="en" style:country-asian="GB"/>
    </style:style>
    <style:style style:name="T304" style:parent-style-name="DefaultParagraphFon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style:language-asian="en" style:country-asian="GB"/>
    </style:style>
    <style:style style:name="T305" style:parent-style-name="DefaultParagraphFont" style:family="text">
      <style:text-properties style:font-name="Courier New" style:font-name-asian="Times New Roman" style:font-name-complex="Courier New" fo:color="#56A8F5" style:letter-kerning="false" fo:font-size="10pt" style:font-size-asian="10pt" style:font-size-complex="10pt" style:language-asian="en" style:country-asian="GB"/>
    </style:style>
    <style:style style:name="T306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GB"/>
    </style:style>
    <style:style style:name="T307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GB"/>
    </style:style>
    <style:style style:name="T308" style:parent-style-name="DefaultParagraphFon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style:language-asian="en" style:country-asian="GB"/>
    </style:style>
    <style:style style:name="T309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GB"/>
    </style:style>
    <style:style style:name="T310" style:parent-style-name="DefaultParagraphFon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style:language-asian="en" style:country-asian="GB"/>
    </style:style>
    <style:style style:name="T311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GB"/>
    </style:style>
    <style:style style:name="T312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GB"/>
    </style:style>
    <style:style style:name="T313" style:parent-style-name="DefaultParagraphFon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style:language-asian="en" style:country-asian="GB"/>
    </style:style>
    <style:style style:name="T314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GB"/>
    </style:style>
    <style:style style:name="T315" style:parent-style-name="DefaultParagraphFon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style:language-asian="en" style:country-asian="GB"/>
    </style:style>
    <style:style style:name="T316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GB"/>
    </style:style>
    <style:style style:name="T317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GB"/>
    </style:style>
    <style:style style:name="T318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GB"/>
    </style:style>
    <style:style style:name="T319" style:parent-style-name="DefaultParagraphFon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style:language-asian="en" style:country-asian="GB"/>
    </style:style>
    <style:style style:name="T320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GB"/>
    </style:style>
    <style:style style:name="T321" style:parent-style-name="DefaultParagraphFon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style:language-asian="en" style:country-asian="GB"/>
    </style:style>
    <style:style style:name="T322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GB"/>
    </style:style>
    <style:style style:name="T323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GB"/>
    </style:style>
    <style:style style:name="T324" style:parent-style-name="DefaultParagraphFon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style:language-asian="en" style:country-asian="GB"/>
    </style:style>
    <style:style style:name="T325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GB"/>
    </style:style>
    <style:style style:name="T326" style:parent-style-name="DefaultParagraphFon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style:language-asian="en" style:country-asian="GB"/>
    </style:style>
    <style:style style:name="T327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GB"/>
    </style:style>
    <style:style style:name="T328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GB"/>
    </style:style>
    <style:style style:name="T329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GB"/>
    </style:style>
    <style:style style:name="T330" style:parent-style-name="DefaultParagraphFon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style:language-asian="en" style:country-asian="GB"/>
    </style:style>
    <style:style style:name="T331" style:parent-style-name="DefaultParagraphFont" style:family="text">
      <style:text-properties style:font-name="Courier New" style:font-name-asian="Times New Roman" style:font-name-complex="Courier New" fo:color="#56A8F5" style:letter-kerning="false" fo:font-size="10pt" style:font-size-asian="10pt" style:font-size-complex="10pt" style:language-asian="en" style:country-asian="GB"/>
    </style:style>
    <style:style style:name="T332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GB"/>
    </style:style>
    <style:style style:name="T333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GB"/>
    </style:style>
    <style:style style:name="T334" style:parent-style-name="DefaultParagraphFon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style:language-asian="en" style:country-asian="GB"/>
    </style:style>
    <style:style style:name="T335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GB"/>
    </style:style>
    <style:style style:name="T336" style:parent-style-name="DefaultParagraphFon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style:language-asian="en" style:country-asian="GB"/>
    </style:style>
    <style:style style:name="T337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GB"/>
    </style:style>
    <style:style style:name="T338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GB"/>
    </style:style>
    <style:style style:name="T339" style:parent-style-name="DefaultParagraphFon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style:language-asian="en" style:country-asian="GB"/>
    </style:style>
    <style:style style:name="T340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GB"/>
    </style:style>
    <style:style style:name="T341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GB"/>
    </style:style>
    <style:style style:name="T342" style:parent-style-name="DefaultParagraphFon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style:language-asian="en" style:country-asian="GB"/>
    </style:style>
    <style:style style:name="T343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GB"/>
    </style:style>
    <style:style style:name="T344" style:parent-style-name="DefaultParagraphFon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style:language-asian="en" style:country-asian="GB"/>
    </style:style>
    <style:style style:name="T345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GB"/>
    </style:style>
    <style:style style:name="T346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GB"/>
    </style:style>
    <style:style style:name="T347" style:parent-style-name="DefaultParagraphFon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style:language-asian="en" style:country-asian="GB"/>
    </style:style>
    <style:style style:name="T348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GB"/>
    </style:style>
    <style:style style:name="T349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GB"/>
    </style:style>
    <style:style style:name="T350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GB"/>
    </style:style>
    <style:style style:name="T351" style:parent-style-name="DefaultParagraphFont" style:family="text">
      <style:text-properties style:font-name="Courier New" style:font-name-asian="Times New Roman" style:font-name-complex="Courier New" fo:color="#7A7E85" style:letter-kerning="false" fo:font-size="10pt" style:font-size-asian="10pt" style:font-size-complex="10pt" style:language-asian="en" style:country-asian="GB"/>
    </style:style>
    <style:style style:name="T352" style:parent-style-name="DefaultParagraphFont" style:family="text">
      <style:text-properties style:font-name="Courier New" style:font-name-asian="Times New Roman" style:font-name-complex="Courier New" fo:color="#7A7E85" style:letter-kerning="false" fo:font-size="10pt" style:font-size-asian="10pt" style:font-size-complex="10pt" style:language-asian="en" style:country-asian="GB"/>
    </style:style>
    <style:style style:name="T353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GB"/>
    </style:style>
    <style:style style:name="T354" style:parent-style-name="DefaultParagraphFon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style:language-asian="en" style:country-asian="GB"/>
    </style:style>
    <style:style style:name="T355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GB"/>
    </style:style>
    <style:style style:name="T356" style:parent-style-name="DefaultParagraphFon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style:language-asian="en" style:country-asian="GB"/>
    </style:style>
    <style:style style:name="T357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GB"/>
    </style:style>
    <style:style style:name="T358" style:parent-style-name="DefaultParagraphFon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style:language-asian="en" style:country-asian="GB"/>
    </style:style>
    <style:style style:name="T359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GB"/>
    </style:style>
    <style:style style:name="T360" style:parent-style-name="DefaultParagraphFon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style:language-asian="en" style:country-asian="GB"/>
    </style:style>
    <style:style style:name="T361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GB"/>
    </style:style>
    <style:style style:name="T362" style:parent-style-name="DefaultParagraphFont" style:family="text">
      <style:text-properties style:font-name="Courier New" style:font-name-asian="Times New Roman" style:font-name-complex="Courier New" fo:color="#2AACB8" style:letter-kerning="false" fo:font-size="10pt" style:font-size-asian="10pt" style:font-size-complex="10pt" style:language-asian="en" style:country-asian="GB"/>
    </style:style>
    <style:style style:name="T363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GB"/>
    </style:style>
    <style:style style:name="T364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GB"/>
    </style:style>
    <style:style style:name="T365" style:parent-style-name="DefaultParagraphFon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style:language-asian="en" style:country-asian="GB"/>
    </style:style>
    <style:style style:name="T366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GB"/>
    </style:style>
    <style:style style:name="T367" style:parent-style-name="DefaultParagraphFon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style:language-asian="en" style:country-asian="GB"/>
    </style:style>
    <style:style style:name="T368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GB"/>
    </style:style>
    <style:style style:name="T369" style:parent-style-name="DefaultParagraphFon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style:language-asian="en" style:country-asian="GB"/>
    </style:style>
    <style:style style:name="T370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GB"/>
    </style:style>
    <style:style style:name="T371" style:parent-style-name="DefaultParagraphFon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style:language-asian="en" style:country-asian="GB"/>
    </style:style>
    <style:style style:name="T372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GB"/>
    </style:style>
    <style:style style:name="T373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GB"/>
    </style:style>
    <style:style style:name="T374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GB"/>
    </style:style>
    <style:style style:name="T375" style:parent-style-name="DefaultParagraphFon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style:language-asian="en" style:country-asian="GB"/>
    </style:style>
    <style:style style:name="T376" style:parent-style-name="DefaultParagraphFont" style:family="text">
      <style:text-properties style:font-name="Courier New" style:font-name-asian="Times New Roman" style:font-name-complex="Courier New" fo:color="#56A8F5" style:letter-kerning="false" fo:font-size="10pt" style:font-size-asian="10pt" style:font-size-complex="10pt" style:language-asian="en" style:country-asian="GB"/>
    </style:style>
    <style:style style:name="T377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GB"/>
    </style:style>
    <style:style style:name="T378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GB"/>
    </style:style>
    <style:style style:name="T379" style:parent-style-name="DefaultParagraphFon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style:language-asian="en" style:country-asian="GB"/>
    </style:style>
    <style:style style:name="T380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GB"/>
    </style:style>
    <style:style style:name="T381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GB"/>
    </style:style>
    <style:style style:name="T382" style:parent-style-name="DefaultParagraphFon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style:language-asian="en" style:country-asian="GB"/>
    </style:style>
    <style:style style:name="T383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GB"/>
    </style:style>
    <style:style style:name="T384" style:parent-style-name="DefaultParagraphFon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style:language-asian="en" style:country-asian="GB"/>
    </style:style>
    <style:style style:name="T385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GB"/>
    </style:style>
    <style:style style:name="T386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GB"/>
    </style:style>
    <style:style style:name="T387" style:parent-style-name="DefaultParagraphFon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style:language-asian="en" style:country-asian="GB"/>
    </style:style>
    <style:style style:name="T388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GB"/>
    </style:style>
    <style:style style:name="T389" style:parent-style-name="DefaultParagraphFon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style:language-asian="en" style:country-asian="GB"/>
    </style:style>
    <style:style style:name="T390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GB"/>
    </style:style>
    <style:style style:name="T391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GB"/>
    </style:style>
    <style:style style:name="T392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GB"/>
    </style:style>
    <style:style style:name="T393" style:parent-style-name="DefaultParagraphFon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style:language-asian="en" style:country-asian="GB"/>
    </style:style>
    <style:style style:name="T394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GB"/>
    </style:style>
    <style:style style:name="T395" style:parent-style-name="DefaultParagraphFon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style:language-asian="en" style:country-asian="GB"/>
    </style:style>
    <style:style style:name="T396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GB"/>
    </style:style>
    <style:style style:name="T397" style:parent-style-name="DefaultParagraphFon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style:language-asian="en" style:country-asian="GB"/>
    </style:style>
    <style:style style:name="T398" style:parent-style-name="DefaultParagraphFont" style:family="text">
      <style:text-properties style:font-name="Courier New" style:font-name-asian="Times New Roman" style:font-name-complex="Courier New" fo:color="#8888C6" style:letter-kerning="false" fo:font-size="10pt" style:font-size-asian="10pt" style:font-size-complex="10pt" style:language-asian="en" style:country-asian="GB"/>
    </style:style>
    <style:style style:name="T399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GB"/>
    </style:style>
    <style:style style:name="T400" style:parent-style-name="DefaultParagraphFon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style:language-asian="en" style:country-asian="GB"/>
    </style:style>
    <style:style style:name="T401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GB"/>
    </style:style>
    <style:style style:name="T402" style:parent-style-name="DefaultParagraphFon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style:language-asian="en" style:country-asian="GB"/>
    </style:style>
    <style:style style:name="T403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GB"/>
    </style:style>
    <style:style style:name="T404" style:parent-style-name="DefaultParagraphFon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style:language-asian="en" style:country-asian="GB"/>
    </style:style>
    <style:style style:name="T405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GB"/>
    </style:style>
    <style:style style:name="T406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GB"/>
    </style:style>
    <style:style style:name="T407" style:parent-style-name="DefaultParagraphFon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style:language-asian="en" style:country-asian="GB"/>
    </style:style>
    <style:style style:name="T408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GB"/>
    </style:style>
    <style:style style:name="T409" style:parent-style-name="DefaultParagraphFon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style:language-asian="en" style:country-asian="GB"/>
    </style:style>
    <style:style style:name="T410" style:parent-style-name="DefaultParagraphFont" style:family="text">
      <style:text-properties style:font-name="Courier New" style:font-name-asian="Times New Roman" style:font-name-complex="Courier New" fo:color="#8888C6" style:letter-kerning="false" fo:font-size="10pt" style:font-size-asian="10pt" style:font-size-complex="10pt" style:language-asian="en" style:country-asian="GB"/>
    </style:style>
    <style:style style:name="T411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GB"/>
    </style:style>
    <style:style style:name="T412" style:parent-style-name="DefaultParagraphFon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style:language-asian="en" style:country-asian="GB"/>
    </style:style>
    <style:style style:name="T413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GB"/>
    </style:style>
    <style:style style:name="T414" style:parent-style-name="DefaultParagraphFon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style:language-asian="en" style:country-asian="GB"/>
    </style:style>
    <style:style style:name="T415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GB"/>
    </style:style>
    <style:style style:name="T416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GB"/>
    </style:style>
    <style:style style:name="T417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GB"/>
    </style:style>
    <style:style style:name="T418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GB"/>
    </style:style>
    <style:style style:name="T419" style:parent-style-name="DefaultParagraphFont" style:family="text">
      <style:text-properties style:font-name="Courier New" style:font-name-asian="Times New Roman" style:font-name-complex="Courier New" fo:color="#2AACB8" style:letter-kerning="false" fo:font-size="10pt" style:font-size-asian="10pt" style:font-size-complex="10pt" style:language-asian="en" style:country-asian="GB"/>
    </style:style>
    <style:style style:name="T420" style:parent-style-name="DefaultParagraphFont" style:family="text">
      <style:text-properties style:font-name="Courier New" style:font-name-asian="Times New Roman" style:font-name-complex="Courier New" fo:color="#2AACB8" style:letter-kerning="false" fo:font-size="10pt" style:font-size-asian="10pt" style:font-size-complex="10pt" style:language-asian="en" style:country-asian="GB"/>
    </style:style>
    <style:style style:name="T421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GB"/>
    </style:style>
    <style:style style:name="T422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GB"/>
    </style:style>
    <style:style style:name="T423" style:parent-style-name="DefaultParagraphFont" style:family="text">
      <style:text-properties style:font-name="Courier New" style:font-name-asian="Times New Roman" style:font-name-complex="Courier New" fo:color="#8888C6" style:letter-kerning="false" fo:font-size="10pt" style:font-size-asian="10pt" style:font-size-complex="10pt" style:language-asian="en" style:country-asian="GB"/>
    </style:style>
    <style:style style:name="T424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GB"/>
    </style:style>
    <style:style style:name="T425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GB"/>
    </style:style>
    <style:style style:name="T426" style:parent-style-name="DefaultParagraphFon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style:language-asian="en" style:country-asian="GB"/>
    </style:style>
    <style:style style:name="T427" style:parent-style-name="DefaultParagraphFon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style:language-asian="en" style:country-asian="GB"/>
    </style:style>
    <style:style style:name="T428" style:parent-style-name="DefaultParagraphFon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style:language-asian="en" style:country-asian="GB"/>
    </style:style>
    <style:style style:name="T429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GB"/>
    </style:style>
    <style:style style:name="T430" style:parent-style-name="DefaultParagraphFon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style:language-asian="en" style:country-asian="GB"/>
    </style:style>
    <style:style style:name="T431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GB"/>
    </style:style>
    <style:style style:name="T432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GB"/>
    </style:style>
    <style:style style:name="T433" style:parent-style-name="DefaultParagraphFon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style:language-asian="en" style:country-asian="GB"/>
    </style:style>
    <style:style style:name="T434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GB"/>
    </style:style>
    <style:style style:name="T435" style:parent-style-name="DefaultParagraphFon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style:language-asian="en" style:country-asian="GB"/>
    </style:style>
    <style:style style:name="T436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GB"/>
    </style:style>
    <style:style style:name="T437" style:parent-style-name="DefaultParagraphFon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style:language-asian="en" style:country-asian="GB"/>
    </style:style>
    <style:style style:name="T438" style:parent-style-name="DefaultParagraphFont" style:family="text">
      <style:text-properties style:font-name="Courier New" style:font-name-asian="Times New Roman" style:font-name-complex="Courier New" fo:color="#8888C6" style:letter-kerning="false" fo:font-size="10pt" style:font-size-asian="10pt" style:font-size-complex="10pt" style:language-asian="en" style:country-asian="GB"/>
    </style:style>
    <style:style style:name="T439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GB"/>
    </style:style>
    <style:style style:name="T440" style:parent-style-name="DefaultParagraphFon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style:language-asian="en" style:country-asian="GB"/>
    </style:style>
    <style:style style:name="T441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GB"/>
    </style:style>
    <style:style style:name="T442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GB"/>
    </style:style>
    <style:style style:name="T443" style:parent-style-name="DefaultParagraphFon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style:language-asian="en" style:country-asian="GB"/>
    </style:style>
    <style:style style:name="T444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GB"/>
    </style:style>
    <style:style style:name="T445" style:parent-style-name="DefaultParagraphFon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style:language-asian="en" style:country-asian="GB"/>
    </style:style>
    <style:style style:name="T446" style:parent-style-name="DefaultParagraphFont" style:family="text">
      <style:text-properties style:font-name="Courier New" style:font-name-asian="Times New Roman" style:font-name-complex="Courier New" fo:color="#8888C6" style:letter-kerning="false" fo:font-size="10pt" style:font-size-asian="10pt" style:font-size-complex="10pt" style:language-asian="en" style:country-asian="GB"/>
    </style:style>
    <style:style style:name="T447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GB"/>
    </style:style>
    <style:style style:name="T448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GB"/>
    </style:style>
    <style:style style:name="T449" style:parent-style-name="DefaultParagraphFon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style:language-asian="en" style:country-asian="GB"/>
    </style:style>
    <style:style style:name="T450" style:parent-style-name="DefaultParagraphFon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style:language-asian="en" style:country-asian="GB"/>
    </style:style>
    <style:style style:name="T451" style:parent-style-name="DefaultParagraphFon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style:language-asian="en" style:country-asian="GB"/>
    </style:style>
    <style:style style:name="T452" style:parent-style-name="DefaultParagraphFont" style:family="text">
      <style:text-properties style:font-name="Courier New" style:font-name-asian="Times New Roman" style:font-name-complex="Courier New" fo:color="#56A8F5" style:letter-kerning="false" fo:font-size="10pt" style:font-size-asian="10pt" style:font-size-complex="10pt" style:language-asian="en" style:country-asian="GB"/>
    </style:style>
    <style:style style:name="T453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GB"/>
    </style:style>
    <style:style style:name="T454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GB"/>
    </style:style>
    <style:style style:name="T455" style:parent-style-name="DefaultParagraphFont" style:family="text">
      <style:text-properties style:font-name="Courier New" style:font-name-asian="Times New Roman" style:font-name-complex="Courier New" fo:color="#7A7E85" style:letter-kerning="false" fo:font-size="10pt" style:font-size-asian="10pt" style:font-size-complex="10pt" style:language-asian="en" style:country-asian="GB"/>
    </style:style>
    <style:style style:name="T456" style:parent-style-name="DefaultParagraphFont" style:family="text">
      <style:text-properties style:font-name="Courier New" style:font-name-asian="Times New Roman" style:font-name-complex="Courier New" fo:color="#7A7E85" style:letter-kerning="false" fo:font-size="10pt" style:font-size-asian="10pt" style:font-size-complex="10pt" style:language-asian="en" style:country-asian="GB"/>
    </style:style>
    <style:style style:name="T457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GB"/>
    </style:style>
    <style:style style:name="T458" style:parent-style-name="DefaultParagraphFon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style:language-asian="en" style:country-asian="GB"/>
    </style:style>
    <style:style style:name="T459" style:parent-style-name="DefaultParagraphFon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style:language-asian="en" style:country-asian="GB"/>
    </style:style>
    <style:style style:name="T460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GB"/>
    </style:style>
    <style:style style:name="T461" style:parent-style-name="DefaultParagraphFon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style:language-asian="en" style:country-asian="GB"/>
    </style:style>
    <style:style style:name="T462" style:parent-style-name="DefaultParagraphFon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style:language-asian="en" style:country-asian="GB"/>
    </style:style>
    <style:style style:name="T463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GB"/>
    </style:style>
    <style:style style:name="T464" style:parent-style-name="DefaultParagraphFon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style:language-asian="en" style:country-asian="GB"/>
    </style:style>
    <style:style style:name="T465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GB"/>
    </style:style>
    <style:style style:name="T466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GB"/>
    </style:style>
    <style:style style:name="T467" style:parent-style-name="DefaultParagraphFon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style:language-asian="en" style:country-asian="GB"/>
    </style:style>
    <style:style style:name="T468" style:parent-style-name="DefaultParagraphFon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style:language-asian="en" style:country-asian="GB"/>
    </style:style>
    <style:style style:name="T469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GB"/>
    </style:style>
    <style:style style:name="T470" style:parent-style-name="DefaultParagraphFon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style:language-asian="en" style:country-asian="GB"/>
    </style:style>
    <style:style style:name="T471" style:parent-style-name="DefaultParagraphFon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style:language-asian="en" style:country-asian="GB"/>
    </style:style>
    <style:style style:name="T472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GB"/>
    </style:style>
    <style:style style:name="T473" style:parent-style-name="DefaultParagraphFon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style:language-asian="en" style:country-asian="GB"/>
    </style:style>
    <style:style style:name="T474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GB"/>
    </style:style>
    <style:style style:name="T475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GB"/>
    </style:style>
    <style:style style:name="T476" style:parent-style-name="DefaultParagraphFon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style:language-asian="en" style:country-asian="GB"/>
    </style:style>
    <style:style style:name="T477" style:parent-style-name="DefaultParagraphFon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style:language-asian="en" style:country-asian="GB"/>
    </style:style>
    <style:style style:name="T478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GB"/>
    </style:style>
    <style:style style:name="T479" style:parent-style-name="DefaultParagraphFon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style:language-asian="en" style:country-asian="GB"/>
    </style:style>
    <style:style style:name="T480" style:parent-style-name="DefaultParagraphFon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style:language-asian="en" style:country-asian="GB"/>
    </style:style>
    <style:style style:name="T481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GB"/>
    </style:style>
    <style:style style:name="T482" style:parent-style-name="DefaultParagraphFon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style:language-asian="en" style:country-asian="GB"/>
    </style:style>
    <style:style style:name="T483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GB"/>
    </style:style>
    <style:style style:name="T484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GB"/>
    </style:style>
    <style:style style:name="T485" style:parent-style-name="DefaultParagraphFont" style:family="text">
      <style:text-properties style:font-name="Courier New" style:font-name-asian="Times New Roman" style:font-name-complex="Courier New" fo:color="#2AACB8" style:letter-kerning="false" fo:font-size="10pt" style:font-size-asian="10pt" style:font-size-complex="10pt" style:language-asian="en" style:country-asian="GB"/>
    </style:style>
    <style:style style:name="T486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GB"/>
    </style:style>
    <style:style style:name="T487" style:parent-style-name="DefaultParagraphFont" style:family="text">
      <style:text-properties style:font-name="Courier New" style:font-name-asian="Times New Roman" style:font-name-complex="Courier New" fo:color="#2AACB8" style:letter-kerning="false" fo:font-size="10pt" style:font-size-asian="10pt" style:font-size-complex="10pt" style:language-asian="en" style:country-asian="GB"/>
    </style:style>
    <style:style style:name="T488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GB"/>
    </style:style>
    <style:style style:name="T489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GB"/>
    </style:style>
    <style:style style:name="T490" style:parent-style-name="DefaultParagraphFont" style:family="text">
      <style:text-properties style:font-name="Courier New" style:font-name-asian="Times New Roman" style:font-name-complex="Courier New" fo:color="#2AACB8" style:letter-kerning="false" fo:font-size="10pt" style:font-size-asian="10pt" style:font-size-complex="10pt" style:language-asian="en" style:country-asian="GB"/>
    </style:style>
    <style:style style:name="T491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GB"/>
    </style:style>
    <style:style style:name="T492" style:parent-style-name="DefaultParagraphFont" style:family="text">
      <style:text-properties style:font-name="Courier New" style:font-name-asian="Times New Roman" style:font-name-complex="Courier New" fo:color="#2AACB8" style:letter-kerning="false" fo:font-size="10pt" style:font-size-asian="10pt" style:font-size-complex="10pt" style:language-asian="en" style:country-asian="GB"/>
    </style:style>
    <style:style style:name="T493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GB"/>
    </style:style>
    <style:style style:name="T494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GB"/>
    </style:style>
    <style:style style:name="T495" style:parent-style-name="DefaultParagraphFont" style:family="text">
      <style:text-properties style:font-name="Courier New" style:font-name-asian="Times New Roman" style:font-name-complex="Courier New" fo:color="#2AACB8" style:letter-kerning="false" fo:font-size="10pt" style:font-size-asian="10pt" style:font-size-complex="10pt" style:language-asian="en" style:country-asian="GB"/>
    </style:style>
    <style:style style:name="T496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GB"/>
    </style:style>
    <style:style style:name="T497" style:parent-style-name="DefaultParagraphFont" style:family="text">
      <style:text-properties style:font-name="Courier New" style:font-name-asian="Times New Roman" style:font-name-complex="Courier New" fo:color="#2AACB8" style:letter-kerning="false" fo:font-size="10pt" style:font-size-asian="10pt" style:font-size-complex="10pt" style:language-asian="en" style:country-asian="GB"/>
    </style:style>
    <style:style style:name="T498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GB"/>
    </style:style>
    <style:style style:name="T499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GB"/>
    </style:style>
    <style:style style:name="T500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GB"/>
    </style:style>
    <style:style style:name="T501" style:parent-style-name="DefaultParagraphFon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style:language-asian="en" style:country-asian="GB"/>
    </style:style>
    <style:style style:name="T502" style:parent-style-name="DefaultParagraphFont" style:family="text">
      <style:text-properties style:font-name="Courier New" style:font-name-asian="Times New Roman" style:font-name-complex="Courier New" fo:color="#56A8F5" style:letter-kerning="false" fo:font-size="10pt" style:font-size-asian="10pt" style:font-size-complex="10pt" style:language-asian="en" style:country-asian="GB"/>
    </style:style>
    <style:style style:name="T503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GB"/>
    </style:style>
    <style:style style:name="T504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GB"/>
    </style:style>
    <style:style style:name="T505" style:parent-style-name="DefaultParagraphFon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style:language-asian="en" style:country-asian="GB"/>
    </style:style>
    <style:style style:name="T506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GB"/>
    </style:style>
    <style:style style:name="T507" style:parent-style-name="DefaultParagraphFon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style:language-asian="en" style:country-asian="GB"/>
    </style:style>
    <style:style style:name="T508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GB"/>
    </style:style>
    <style:style style:name="T509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GB"/>
    </style:style>
    <style:style style:name="T510" style:parent-style-name="DefaultParagraphFon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style:language-asian="en" style:country-asian="GB"/>
    </style:style>
    <style:style style:name="T511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GB"/>
    </style:style>
    <style:style style:name="T512" style:parent-style-name="DefaultParagraphFon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style:language-asian="en" style:country-asian="GB"/>
    </style:style>
    <style:style style:name="T513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GB"/>
    </style:style>
    <style:style style:name="T514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GB"/>
    </style:style>
    <style:style style:name="T515" style:parent-style-name="DefaultParagraphFont" style:family="text">
      <style:text-properties style:font-name="Courier New" style:font-name-asian="Times New Roman" style:font-name-complex="Courier New" fo:color="#2AACB8" style:letter-kerning="false" fo:font-size="10pt" style:font-size-asian="10pt" style:font-size-complex="10pt" style:language-asian="en" style:country-asian="GB"/>
    </style:style>
    <style:style style:name="T516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GB"/>
    </style:style>
    <style:style style:name="T517" style:parent-style-name="DefaultParagraphFont" style:family="text">
      <style:text-properties style:font-name="Courier New" style:font-name-asian="Times New Roman" style:font-name-complex="Courier New" fo:color="#2AACB8" style:letter-kerning="false" fo:font-size="10pt" style:font-size-asian="10pt" style:font-size-complex="10pt" style:language-asian="en" style:country-asian="GB"/>
    </style:style>
    <style:style style:name="T518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GB"/>
    </style:style>
    <style:style style:name="T519" style:parent-style-name="DefaultParagraphFont" style:family="text">
      <style:text-properties style:font-name="Courier New" style:font-name-asian="Times New Roman" style:font-name-complex="Courier New" fo:color="#2AACB8" style:letter-kerning="false" fo:font-size="10pt" style:font-size-asian="10pt" style:font-size-complex="10pt" style:language-asian="en" style:country-asian="GB"/>
    </style:style>
    <style:style style:name="T520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GB"/>
    </style:style>
    <style:style style:name="T521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GB"/>
    </style:style>
    <style:style style:name="T522" style:parent-style-name="DefaultParagraphFont" style:family="text">
      <style:text-properties style:font-name="Courier New" style:font-name-asian="Times New Roman" style:font-name-complex="Courier New" fo:color="#2AACB8" style:letter-kerning="false" fo:font-size="10pt" style:font-size-asian="10pt" style:font-size-complex="10pt" style:language-asian="en" style:country-asian="GB"/>
    </style:style>
    <style:style style:name="T523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GB"/>
    </style:style>
    <style:style style:name="T524" style:parent-style-name="DefaultParagraphFont" style:family="text">
      <style:text-properties style:font-name="Courier New" style:font-name-asian="Times New Roman" style:font-name-complex="Courier New" fo:color="#2AACB8" style:letter-kerning="false" fo:font-size="10pt" style:font-size-asian="10pt" style:font-size-complex="10pt" style:language-asian="en" style:country-asian="GB"/>
    </style:style>
    <style:style style:name="T525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GB"/>
    </style:style>
    <style:style style:name="T526" style:parent-style-name="DefaultParagraphFont" style:family="text">
      <style:text-properties style:font-name="Courier New" style:font-name-asian="Times New Roman" style:font-name-complex="Courier New" fo:color="#2AACB8" style:letter-kerning="false" fo:font-size="10pt" style:font-size-asian="10pt" style:font-size-complex="10pt" style:language-asian="en" style:country-asian="GB"/>
    </style:style>
    <style:style style:name="T527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GB"/>
    </style:style>
    <style:style style:name="T528" style:parent-style-name="DefaultParagraphFont" style:family="text">
      <style:text-properties style:font-name="Courier New" style:font-name-asian="Times New Roman" style:font-name-complex="Courier New" fo:color="#2AACB8" style:letter-kerning="false" fo:font-size="10pt" style:font-size-asian="10pt" style:font-size-complex="10pt" style:language-asian="en" style:country-asian="GB"/>
    </style:style>
    <style:style style:name="T529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GB"/>
    </style:style>
    <style:style style:name="T530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GB"/>
    </style:style>
    <style:style style:name="T531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GB"/>
    </style:style>
    <style:style style:name="T532" style:parent-style-name="DefaultParagraphFon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style:language-asian="en" style:country-asian="GB"/>
    </style:style>
    <style:style style:name="T533" style:parent-style-name="DefaultParagraphFont" style:family="text">
      <style:text-properties style:font-name="Courier New" style:font-name-asian="Times New Roman" style:font-name-complex="Courier New" fo:color="#56A8F5" style:letter-kerning="false" fo:font-size="10pt" style:font-size-asian="10pt" style:font-size-complex="10pt" style:language-asian="en" style:country-asian="GB"/>
    </style:style>
    <style:style style:name="T534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GB"/>
    </style:style>
    <style:style style:name="T535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GB"/>
    </style:style>
    <style:style style:name="T536" style:parent-style-name="DefaultParagraphFon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style:language-asian="en" style:country-asian="GB"/>
    </style:style>
    <style:style style:name="T537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GB"/>
    </style:style>
    <style:style style:name="T538" style:parent-style-name="DefaultParagraphFon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style:language-asian="en" style:country-asian="GB"/>
    </style:style>
    <style:style style:name="T539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GB"/>
    </style:style>
    <style:style style:name="T540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GB"/>
    </style:style>
    <style:style style:name="T541" style:parent-style-name="DefaultParagraphFon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style:language-asian="en" style:country-asian="GB"/>
    </style:style>
    <style:style style:name="T542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GB"/>
    </style:style>
    <style:style style:name="T543" style:parent-style-name="DefaultParagraphFon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style:language-asian="en" style:country-asian="GB"/>
    </style:style>
    <style:style style:name="T544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GB"/>
    </style:style>
    <style:style style:name="T545" style:parent-style-name="DefaultParagraphFont" style:family="text">
      <style:text-properties style:font-name="Courier New" style:font-name-asian="Times New Roman" style:font-name-complex="Courier New" fo:color="#2AACB8" style:letter-kerning="false" fo:font-size="10pt" style:font-size-asian="10pt" style:font-size-complex="10pt" style:language-asian="en" style:country-asian="GB"/>
    </style:style>
    <style:style style:name="T546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GB"/>
    </style:style>
    <style:style style:name="T547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GB"/>
    </style:style>
    <style:style style:name="T548" style:parent-style-name="DefaultParagraphFon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style:language-asian="en" style:country-asian="GB"/>
    </style:style>
    <style:style style:name="T549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GB"/>
    </style:style>
    <style:style style:name="T550" style:parent-style-name="DefaultParagraphFont" style:family="text">
      <style:text-properties style:font-name="Courier New" style:font-name-asian="Times New Roman" style:font-name-complex="Courier New" fo:color="#2AACB8" style:letter-kerning="false" fo:font-size="10pt" style:font-size-asian="10pt" style:font-size-complex="10pt" style:language-asian="en" style:country-asian="GB"/>
    </style:style>
    <style:style style:name="T551" style:parent-style-name="DefaultParagraphFont" style:family="text">
      <style:text-properties style:font-name="Courier New" style:font-name-asian="Times New Roman" style:font-name-complex="Courier New" fo:color="#2AACB8" style:letter-kerning="false" fo:font-size="10pt" style:font-size-asian="10pt" style:font-size-complex="10pt" style:language-asian="en" style:country-asian="GB"/>
    </style:style>
    <style:style style:name="T552" style:parent-style-name="DefaultParagraphFon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style:language-asian="en" style:country-asian="GB"/>
    </style:style>
    <style:style style:name="T553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GB"/>
    </style:style>
    <style:style style:name="T554" style:parent-style-name="DefaultParagraphFon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style:language-asian="en" style:country-asian="GB"/>
    </style:style>
    <style:style style:name="T555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GB"/>
    </style:style>
    <style:style style:name="T556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GB"/>
    </style:style>
    <style:style style:name="T557" style:parent-style-name="DefaultParagraphFon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style:language-asian="en" style:country-asian="GB"/>
    </style:style>
    <style:style style:name="T558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GB"/>
    </style:style>
    <style:style style:name="T559" style:parent-style-name="DefaultParagraphFont" style:family="text">
      <style:text-properties style:font-name="Courier New" style:font-name-asian="Times New Roman" style:font-name-complex="Courier New" fo:color="#2AACB8" style:letter-kerning="false" fo:font-size="10pt" style:font-size-asian="10pt" style:font-size-complex="10pt" style:language-asian="en" style:country-asian="GB"/>
    </style:style>
    <style:style style:name="T560" style:parent-style-name="DefaultParagraphFont" style:family="text">
      <style:text-properties style:font-name="Courier New" style:font-name-asian="Times New Roman" style:font-name-complex="Courier New" fo:color="#2AACB8" style:letter-kerning="false" fo:font-size="10pt" style:font-size-asian="10pt" style:font-size-complex="10pt" style:language-asian="en" style:country-asian="GB"/>
    </style:style>
    <style:style style:name="T561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GB"/>
    </style:style>
    <style:style style:name="T562" style:parent-style-name="DefaultParagraphFon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style:language-asian="en" style:country-asian="GB"/>
    </style:style>
    <style:style style:name="T563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GB"/>
    </style:style>
    <style:style style:name="T564" style:parent-style-name="DefaultParagraphFont" style:family="text">
      <style:text-properties style:font-name="Courier New" style:font-name-asian="Times New Roman" style:font-name-complex="Courier New" fo:color="#2AACB8" style:letter-kerning="false" fo:font-size="10pt" style:font-size-asian="10pt" style:font-size-complex="10pt" style:language-asian="en" style:country-asian="GB"/>
    </style:style>
    <style:style style:name="T565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GB"/>
    </style:style>
    <style:style style:name="T566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GB"/>
    </style:style>
    <style:style style:name="T567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GB"/>
    </style:style>
    <style:style style:name="T568" style:parent-style-name="DefaultParagraphFont" style:family="text">
      <style:text-properties style:font-name="Courier New" style:font-name-asian="Times New Roman" style:font-name-complex="Courier New" fo:color="#7A7E85" style:letter-kerning="false" fo:font-size="10pt" style:font-size-asian="10pt" style:font-size-complex="10pt" style:language-asian="en" style:country-asian="GB"/>
    </style:style>
    <style:style style:name="T569" style:parent-style-name="DefaultParagraphFont" style:family="text">
      <style:text-properties style:font-name="Courier New" style:font-name-asian="Times New Roman" style:font-name-complex="Courier New" fo:color="#7A7E85" style:letter-kerning="false" fo:font-size="10pt" style:font-size-asian="10pt" style:font-size-complex="10pt" style:language-asian="en" style:country-asian="GB"/>
    </style:style>
    <style:style style:name="T570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GB"/>
    </style:style>
    <style:style style:name="T571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GB"/>
    </style:style>
    <style:style style:name="T572" style:parent-style-name="DefaultParagraphFon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style:language-asian="en" style:country-asian="GB"/>
    </style:style>
    <style:style style:name="T573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GB"/>
    </style:style>
    <style:style style:name="T574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GB"/>
    </style:style>
    <style:style style:name="T575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GB"/>
    </style:style>
    <style:style style:name="T576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GB"/>
    </style:style>
    <style:style style:name="T577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GB"/>
    </style:style>
    <style:style style:name="T578" style:parent-style-name="DefaultParagraphFon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style:language-asian="en" style:country-asian="GB"/>
    </style:style>
    <style:style style:name="T579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GB"/>
    </style:style>
    <style:style style:name="T580" style:parent-style-name="DefaultParagraphFon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style:language-asian="en" style:country-asian="GB"/>
    </style:style>
    <style:style style:name="T581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GB"/>
    </style:style>
    <style:style style:name="T582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GB"/>
    </style:style>
    <style:style style:name="T583" style:parent-style-name="DefaultParagraphFon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style:language-asian="en" style:country-asian="GB"/>
    </style:style>
    <style:style style:name="T584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GB"/>
    </style:style>
    <style:style style:name="T585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GB"/>
    </style:style>
    <style:style style:name="T586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GB"/>
    </style:style>
    <style:style style:name="T587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GB"/>
    </style:style>
    <style:style style:name="T588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GB"/>
    </style:style>
    <style:style style:name="T589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GB"/>
    </style:style>
    <style:style style:name="T590" style:parent-style-name="DefaultParagraphFon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style:language-asian="en" style:country-asian="GB"/>
    </style:style>
    <style:style style:name="T591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GB"/>
    </style:style>
    <style:style style:name="T592" style:parent-style-name="DefaultParagraphFon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style:language-asian="en" style:country-asian="GB"/>
    </style:style>
    <style:style style:name="T593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GB"/>
    </style:style>
    <style:style style:name="T594" style:parent-style-name="DefaultParagraphFont" style:family="text">
      <style:text-properties style:font-name="Courier New" style:font-name-asian="Times New Roman" style:font-name-complex="Courier New" fo:color="#2AACB8" style:letter-kerning="false" fo:font-size="10pt" style:font-size-asian="10pt" style:font-size-complex="10pt" style:language-asian="en" style:country-asian="GB"/>
    </style:style>
    <style:style style:name="T595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GB"/>
    </style:style>
    <style:style style:name="T596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GB"/>
    </style:style>
    <style:style style:name="T597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GB"/>
    </style:style>
    <style:style style:name="T598" style:parent-style-name="DefaultParagraphFon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style:language-asian="en" style:country-asian="GB"/>
    </style:style>
    <style:style style:name="T599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GB"/>
    </style:style>
    <style:style style:name="T600" style:parent-style-name="DefaultParagraphFon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style:language-asian="en" style:country-asian="GB"/>
    </style:style>
    <style:style style:name="T601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GB"/>
    </style:style>
    <style:style style:name="T602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GB"/>
    </style:style>
    <style:style style:name="T603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GB"/>
    </style:style>
    <style:style style:name="T604" style:parent-style-name="DefaultParagraphFon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style:language-asian="en" style:country-asian="GB"/>
    </style:style>
    <style:style style:name="T605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GB"/>
    </style:style>
    <style:style style:name="T606" style:parent-style-name="DefaultParagraphFon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style:language-asian="en" style:country-asian="GB"/>
    </style:style>
    <style:style style:name="T607" style:parent-style-name="DefaultParagraphFont" style:family="text">
      <style:text-properties style:font-name="Courier New" style:font-name-asian="Times New Roman" style:font-name-complex="Courier New" fo:color="#8888C6" style:letter-kerning="false" fo:font-size="10pt" style:font-size-asian="10pt" style:font-size-complex="10pt" style:language-asian="en" style:country-asian="GB"/>
    </style:style>
    <style:style style:name="T608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GB"/>
    </style:style>
    <style:style style:name="T609" style:parent-style-name="DefaultParagraphFont" style:family="text">
      <style:text-properties style:font-name="Courier New" style:font-name-asian="Times New Roman" style:font-name-complex="Courier New" fo:color="#2AACB8" style:letter-kerning="false" fo:font-size="10pt" style:font-size-asian="10pt" style:font-size-complex="10pt" style:language-asian="en" style:country-asian="GB"/>
    </style:style>
    <style:style style:name="T610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GB"/>
    </style:style>
    <style:style style:name="T611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GB"/>
    </style:style>
    <style:style style:name="T612" style:parent-style-name="DefaultParagraphFon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style:language-asian="en" style:country-asian="GB"/>
    </style:style>
    <style:style style:name="T613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GB"/>
    </style:style>
    <style:style style:name="T614" style:parent-style-name="DefaultParagraphFont" style:family="text">
      <style:text-properties style:font-name="Courier New" style:font-name-asian="Times New Roman" style:font-name-complex="Courier New" fo:color="#2AACB8" style:letter-kerning="false" fo:font-size="10pt" style:font-size-asian="10pt" style:font-size-complex="10pt" style:language-asian="en" style:country-asian="GB"/>
    </style:style>
    <style:style style:name="T615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GB"/>
    </style:style>
    <style:style style:name="T616" style:parent-style-name="DefaultParagraphFont" style:family="text">
      <style:text-properties style:font-name="Courier New" style:font-name-asian="Times New Roman" style:font-name-complex="Courier New" fo:color="#2AACB8" style:letter-kerning="false" fo:font-size="10pt" style:font-size-asian="10pt" style:font-size-complex="10pt" style:language-asian="en" style:country-asian="GB"/>
    </style:style>
    <style:style style:name="T617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GB"/>
    </style:style>
    <style:style style:name="T618" style:parent-style-name="DefaultParagraphFon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style:language-asian="en" style:country-asian="GB"/>
    </style:style>
    <style:style style:name="T619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GB"/>
    </style:style>
    <style:style style:name="T620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GB"/>
    </style:style>
    <style:style style:name="T621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GB"/>
    </style:style>
    <style:style style:name="T622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GB"/>
    </style:style>
    <style:style style:name="T623" style:parent-style-name="DefaultParagraphFon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style:language-asian="en" style:country-asian="GB"/>
    </style:style>
    <style:style style:name="T624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GB"/>
    </style:style>
    <style:style style:name="T625" style:parent-style-name="DefaultParagraphFon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style:language-asian="en" style:country-asian="GB"/>
    </style:style>
    <style:style style:name="T626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GB"/>
    </style:style>
    <style:style style:name="T627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GB"/>
    </style:style>
    <style:style style:name="T628" style:parent-style-name="DefaultParagraphFont" style:family="text">
      <style:text-properties style:font-name="Courier New" style:font-name-asian="Times New Roman" style:font-name-complex="Courier New" fo:color="#2AACB8" style:letter-kerning="false" fo:font-size="10pt" style:font-size-asian="10pt" style:font-size-complex="10pt" style:language-asian="en" style:country-asian="GB"/>
    </style:style>
    <style:style style:name="T629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GB"/>
    </style:style>
    <style:style style:name="T630" style:parent-style-name="DefaultParagraphFont" style:family="text">
      <style:text-properties style:font-name="Courier New" style:font-name-asian="Times New Roman" style:font-name-complex="Courier New" fo:color="#2AACB8" style:letter-kerning="false" fo:font-size="10pt" style:font-size-asian="10pt" style:font-size-complex="10pt" style:language-asian="en" style:country-asian="GB"/>
    </style:style>
    <style:style style:name="T631" style:parent-style-name="DefaultParagraphFont" style:family="text">
      <style:text-properties style:font-name="Courier New" style:font-name-asian="Times New Roman" style:font-name-complex="Courier New" fo:color="#2AACB8" style:letter-kerning="false" fo:font-size="10pt" style:font-size-asian="10pt" style:font-size-complex="10pt" style:language-asian="en" style:country-asian="GB"/>
    </style:style>
    <style:style style:name="T632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GB"/>
    </style:style>
    <style:style style:name="T633" style:parent-style-name="DefaultParagraphFont" style:family="text">
      <style:text-properties style:font-name="Courier New" style:font-name-asian="Times New Roman" style:font-name-complex="Courier New" fo:color="#2AACB8" style:letter-kerning="false" fo:font-size="10pt" style:font-size-asian="10pt" style:font-size-complex="10pt" style:language-asian="en" style:country-asian="GB"/>
    </style:style>
    <style:style style:name="T634" style:parent-style-name="DefaultParagraphFont" style:family="text">
      <style:text-properties style:font-name="Courier New" style:font-name-asian="Times New Roman" style:font-name-complex="Courier New" fo:color="#2AACB8" style:letter-kerning="false" fo:font-size="10pt" style:font-size-asian="10pt" style:font-size-complex="10pt" style:language-asian="en" style:country-asian="GB"/>
    </style:style>
    <style:style style:name="T635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GB"/>
    </style:style>
    <style:style style:name="T636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GB"/>
    </style:style>
    <style:style style:name="T637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GB"/>
    </style:style>
    <style:style style:name="T638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GB"/>
    </style:style>
    <style:style style:name="T639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GB"/>
    </style:style>
    <style:style style:name="T640" style:parent-style-name="DefaultParagraphFont" style:family="text">
      <style:text-properties style:font-name="Courier New" style:font-name-asian="Times New Roman" style:font-name-complex="Courier New" fo:color="#2AACB8" style:letter-kerning="false" fo:font-size="10pt" style:font-size-asian="10pt" style:font-size-complex="10pt" style:language-asian="en" style:country-asian="GB"/>
    </style:style>
    <style:style style:name="T641" style:parent-style-name="DefaultParagraphFont" style:family="text">
      <style:text-properties style:font-name="Courier New" style:font-name-asian="Times New Roman" style:font-name-complex="Courier New" fo:color="#2AACB8" style:letter-kerning="false" fo:font-size="10pt" style:font-size-asian="10pt" style:font-size-complex="10pt" style:language-asian="en" style:country-asian="GB"/>
    </style:style>
    <style:style style:name="T642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GB"/>
    </style:style>
    <style:style style:name="T643" style:parent-style-name="DefaultParagraphFont" style:family="text">
      <style:text-properties style:font-name="Courier New" style:font-name-asian="Times New Roman" style:font-name-complex="Courier New" fo:color="#2AACB8" style:letter-kerning="false" fo:font-size="10pt" style:font-size-asian="10pt" style:font-size-complex="10pt" style:language-asian="en" style:country-asian="GB"/>
    </style:style>
    <style:style style:name="T644" style:parent-style-name="DefaultParagraphFont" style:family="text">
      <style:text-properties style:font-name="Courier New" style:font-name-asian="Times New Roman" style:font-name-complex="Courier New" fo:color="#2AACB8" style:letter-kerning="false" fo:font-size="10pt" style:font-size-asian="10pt" style:font-size-complex="10pt" style:language-asian="en" style:country-asian="GB"/>
    </style:style>
    <style:style style:name="T645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GB"/>
    </style:style>
    <style:style style:name="T646" style:parent-style-name="DefaultParagraphFont" style:family="text">
      <style:text-properties style:font-name="Courier New" style:font-name-asian="Times New Roman" style:font-name-complex="Courier New" fo:color="#2AACB8" style:letter-kerning="false" fo:font-size="10pt" style:font-size-asian="10pt" style:font-size-complex="10pt" style:language-asian="en" style:country-asian="GB"/>
    </style:style>
    <style:style style:name="T647" style:parent-style-name="DefaultParagraphFont" style:family="text">
      <style:text-properties style:font-name="Courier New" style:font-name-asian="Times New Roman" style:font-name-complex="Courier New" fo:color="#2AACB8" style:letter-kerning="false" fo:font-size="10pt" style:font-size-asian="10pt" style:font-size-complex="10pt" style:language-asian="en" style:country-asian="GB"/>
    </style:style>
    <style:style style:name="T648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GB"/>
    </style:style>
    <style:style style:name="T649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GB"/>
    </style:style>
    <style:style style:name="T650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GB"/>
    </style:style>
    <style:style style:name="T651" style:parent-style-name="DefaultParagraphFon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style:language-asian="en" style:country-asian="GB"/>
    </style:style>
    <style:style style:name="T652" style:parent-style-name="DefaultParagraphFon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style:language-asian="en" style:country-asian="GB"/>
    </style:style>
    <style:style style:name="T653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GB"/>
    </style:style>
    <style:style style:name="T654" style:parent-style-name="DefaultParagraphFon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style:language-asian="en" style:country-asian="GB"/>
    </style:style>
    <style:style style:name="T655" style:parent-style-name="DefaultParagraphFon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style:language-asian="en" style:country-asian="GB"/>
    </style:style>
    <style:style style:name="T656" style:parent-style-name="DefaultParagraphFon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style:language-asian="en" style:country-asian="GB"/>
    </style:style>
    <style:style style:name="T657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GB"/>
    </style:style>
    <style:style style:name="T658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GB"/>
    </style:style>
    <style:style style:name="T659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GB"/>
    </style:style>
    <style:style style:name="T660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GB"/>
    </style:style>
    <style:style style:name="T661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GB"/>
    </style:style>
    <style:style style:name="T662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GB"/>
    </style:style>
    <style:style style:name="T663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GB"/>
    </style:style>
    <style:style style:name="T664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GB"/>
    </style:style>
    <style:style style:name="T665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GB"/>
    </style:style>
    <style:style style:name="T666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GB"/>
    </style:style>
    <style:style style:name="T667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GB"/>
    </style:style>
    <style:style style:name="T668" style:parent-style-name="DefaultParagraphFon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style:language-asian="en" style:country-asian="GB"/>
    </style:style>
    <style:style style:name="T669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GB"/>
    </style:style>
    <style:style style:name="T670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GB"/>
    </style:style>
    <style:style style:name="T671" style:parent-style-name="DefaultParagraphFont" style:family="text">
      <style:text-properties style:font-name="Courier New" style:font-name-asian="Times New Roman" style:font-name-complex="Courier New" fo:color="#2AACB8" style:letter-kerning="false" fo:font-size="10pt" style:font-size-asian="10pt" style:font-size-complex="10pt" style:language-asian="en" style:country-asian="GB"/>
    </style:style>
    <style:style style:name="T672" style:parent-style-name="DefaultParagraphFont" style:family="text">
      <style:text-properties style:font-name="Courier New" style:font-name-asian="Times New Roman" style:font-name-complex="Courier New" fo:color="#2AACB8" style:letter-kerning="false" fo:font-size="10pt" style:font-size-asian="10pt" style:font-size-complex="10pt" style:language-asian="en" style:country-asian="GB"/>
    </style:style>
    <style:style style:name="T673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GB"/>
    </style:style>
    <style:style style:name="T674" style:parent-style-name="DefaultParagraphFont" style:family="text">
      <style:text-properties style:font-name="Courier New" style:font-name-asian="Times New Roman" style:font-name-complex="Courier New" fo:color="#2AACB8" style:letter-kerning="false" fo:font-size="10pt" style:font-size-asian="10pt" style:font-size-complex="10pt" style:language-asian="en" style:country-asian="GB"/>
    </style:style>
    <style:style style:name="T675" style:parent-style-name="DefaultParagraphFont" style:family="text">
      <style:text-properties style:font-name="Courier New" style:font-name-asian="Times New Roman" style:font-name-complex="Courier New" fo:color="#2AACB8" style:letter-kerning="false" fo:font-size="10pt" style:font-size-asian="10pt" style:font-size-complex="10pt" style:language-asian="en" style:country-asian="GB"/>
    </style:style>
    <style:style style:name="T676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GB"/>
    </style:style>
    <style:style style:name="T677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GB"/>
    </style:style>
    <style:style style:name="T678" style:parent-style-name="DefaultParagraphFon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style:language-asian="en" style:country-asian="GB"/>
    </style:style>
    <style:style style:name="T679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GB"/>
    </style:style>
    <style:style style:name="T680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GB"/>
    </style:style>
    <style:style style:name="T681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GB"/>
    </style:style>
    <style:style style:name="T682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GB"/>
    </style:style>
    <style:style style:name="T683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en" style:country-asian="GB"/>
    </style:style>
  </office:automatic-styles>
  <office:body>
    <office:text text:use-soft-page-breaks="true">
      <text:p text:style-name="P1"><text:span text:style-name="T2">import<text:s/></text:span><text:span text:style-name="T3">pygame</text:span><text:span text:style-name="T4"><text:line-break/></text:span><text:span text:style-name="T5">import<text:s/></text:span><text:span text:style-name="T6">random</text:span><text:span text:style-name="T7"><text:line-break/></text:span><text:span text:style-name="T8">import<text:s/></text:span><text:span text:style-name="T9">sys</text:span><text:span text:style-name="T10"><text:line-break/></text:span><text:span text:style-name="T11">import<text:s/></text:span><text:span text:style-name="T12">time</text:span><text:span text:style-name="T13"><text:line-break/></text:span><text:span text:style-name="T14"><text:line-break/></text:span><text:span text:style-name="T15"># Initialize Pygame</text:span><text:span text:style-name="T16"><text:line-break/></text:span><text:span text:style-name="T17">pygame.init()</text:span><text:span text:style-name="T18"><text:line-break/></text:span><text:span text:style-name="T19"><text:line-break/></text:span><text:span text:style-name="T20"># Screen dimensions</text:span><text:span text:style-name="T21"><text:line-break/></text:span><text:span text:style-name="T22">SCREEN_WIDTH =<text:s/></text:span><text:span text:style-name="T23">800</text:span><text:span text:style-name="T24"><text:line-break/></text:span><text:span text:style-name="T25">SCREEN_HEIGHT =<text:s/></text:span><text:span text:style-name="T26">600</text:span><text:span text:style-name="T27"><text:line-break/></text:span><text:span text:style-name="T28">screen = pygame.display.set_mode((SCREEN_WIDTH, SCREEN_HEIGHT))</text:span><text:span text:style-name="T29"><text:line-break/>pygame.display.set_caption(</text:span><text:span text:style-name="T30">"Alien Attack"</text:span><text:span text:style-name="T31">)</text:span><text:span text:style-name="T32"><text:line-break/></text:span><text:span text:style-name="T33"><text:line-break/></text:span><text:span text:style-name="T34"># Colors</text:span><text:span text:style-name="T35"><text:line-break/></text:span><text:span text:style-name="T36">BLACK = (</text:span><text:span text:style-name="T37">0</text:span><text:span text:style-name="T38">,<text:s/></text:span><text:span text:style-name="T39">0</text:span><text:span text:style-name="T40">,<text:s/></text:span><text:span text:style-name="T41">0</text:span><text:span text:style-name="T42">)</text:span><text:span text:style-name="T43"><text:line-break/>WHITE = (</text:span><text:span text:style-name="T44">255</text:span><text:span text:style-name="T45">,<text:s/></text:span><text:span text:style-name="T46">255</text:span><text:span text:style-name="T47">,<text:s/></text:span><text:span text:style-name="T48">255</text:span><text:span text:style-name="T49">)</text:span><text:span text:style-name="T50"><text:line-break/>RED = (</text:span><text:span text:style-name="T51">255</text:span><text:span text:style-name="T52">,<text:s/></text:span><text:span text:style-name="T53">0</text:span><text:span text:style-name="T54">,<text:s/></text:span><text:span text:style-name="T55">0</text:span><text:span text:style-name="T56">)</text:span><text:span text:style-name="T57"><text:line-break/>GREEN = (</text:span><text:span text:style-name="T58">0</text:span><text:span text:style-name="T59">,<text:s/></text:span><text:span text:style-name="T60">255</text:span><text:span text:style-name="T61">,<text:s/></text:span><text:span text:style-name="T62">0</text:span><text:span text:style-name="T63">)</text:span><text:span text:style-name="T64"><text:line-break/></text:span><text:span text:style-name="T65"><text:line-break/></text:span><text:span text:style-name="T66"># Clock</text:span><text:span text:style-name="T67"><text:line-break/></text:span><text:span text:style-name="T68">clock = pygame.time.Clock()</text:span><text:span text:style-name="T69"><text:line-break/>FPS =<text:s/></text:span><text:span text:style-name="T70">60</text:span><text:span text:style-name="T71"><text:line-break/></text:span><text:span text:style-name="T72"><text:line-break/></text:span><text:span text:style-name="T73"># Load assets</text:span><text:span text:style-name="T74"><text:line-break/></text:span><text:span text:style-name="T75">player_img = pygame.image.load(</text:span><text:span text:style-name="T76">'defender.png'</text:span><text:span text:style-name="T77">)</text:span><text:span text:style-name="T78"><text:line-break/>invader_img = pygame.image.load(</text:span><text:span text:style-name="T79">'invader1.png'</text:span><text:span text:style-name="T80">)</text:span><text:span text:style-name="T81"><text:line-break/>laser_sound = pygame.mixer.Sound(</text:span><text:span text:style-name="T82">'laser.wav'</text:span><text:span text:style-name="T83">)</text:span><text:span text:style-name="T84"><text:line-break/>explosion_sound = pygame.mixer.Sound(</text:span><text:span text:style-name="T85">'explosion.wav'</text:span><text:span text:style-name="T86">)</text:span><text:span text:style-name="T87"><text:line-break/></text:span><text:span text:style-name="T88"><text:line-break/></text:span><text:span text:style-name="T89"># Scale down images</text:span><text:span text:style-name="T90"><text:line-break/></text:span><text:span text:style-name="T91">player_img = pygame.transform.scale(player_img, (</text:span><text:span text:style-name="T92">50</text:span><text:span text:style-name="T93">,<text:s/></text:span><text:span text:style-name="T94">50</text:span><text:span text:style-name="T95">))</text:span><text:span text:style-name="T96"><text:line-break/>invader_img = pygame.transform.scale(invader_img, (</text:span><text:span text:style-name="T97">40</text:span><text:span text:style-name="T98">,<text:s/></text:span><text:span text:style-name="T99">40</text:span><text:span text:style-name="T100">))</text:span><text:span text:style-name="T101"><text:line-break/></text:span><text:span text:style-name="T102"><text:line-break/></text:span><text:span text:style-name="T103"># Player properties</text:span><text:span text:style-name="T104"><text:line-break/></text:span><text:span text:style-name="T105">player_speed =<text:s/></text:span><text:span text:style-name="T106">5</text:span><text:span text:style-name="T107"><text:line-break/></text:span><text:span text:style-name="T108">player_width, player_height = player_img.get_size()</text:span><text:span text:style-name="T109"><text:line-break/>player_x = SCREEN_WIDTH //<text:s/></text:span><text:span text:style-name="T110">2<text:s/></text:span><text:span text:style-name="T111">- player_width //<text:s/></text:span><text:span text:style-name="T112">2</text:span><text:span text:style-name="T113"><text:line-break/></text:span><text:span text:style-name="T114">player_y = SCREEN_HEIGHT - player_height -<text:s/></text:span><text:span text:style-name="T115">10</text:span><text:span text:style-name="T116"><text:line-break/></text:span><text:span text:style-name="T117"><text:line-break/></text:span><text:span text:style-name="T118"># Invader properties</text:span><text:span text:style-name="T119"><text:line-break/></text:span><text:span text:style-name="T120">invaders = []</text:span><text:span text:style-name="T121"><text:line-break/>invader_speed =<text:s/></text:span><text:span text:style-name="T122">2</text:span><text:span text:style-name="T123"><text:line-break/></text:span><text:span text:style-name="T124">num_invaders =<text:s/></text:span><text:span text:style-name="T125">10</text:span><text:span text:style-name="T126"><text:line-break/></text:span><text:span text:style-name="T127">invader_width, invader_height = invader_img.get_size()</text:span><text:span text:style-name="T128"><text:line-break/></text:span><text:span text:style-name="T129"><text:line-break/></text:span><text:span text:style-name="T130"># Bullet properties</text:span><text:span text:style-name="T131"><text:line-break/></text:span><text:span text:style-name="T132">bullets = []</text:span><text:span text:style-name="T133"><text:line-break/>default_bullet_speed =<text:s/></text:span><text:span text:style-name="T134">7</text:span><text:span text:style-name="T135"><text:line-break/></text:span><text:span text:style-name="T136">bullet_speed = default_bullet_speed</text:span><text:span text:style-name="T137"><text:line-break/>default_bullet_height =<text:s/></text:span><text:span text:style-name="T138">10</text:span><text:span text:style-name="T139"><text:line-break/></text:span><text:span text:style-name="T140">bullet_width, bullet_height =<text:s/></text:span><text:span text:style-name="T141">5</text:span><text:span text:style-name="T142">, default_bullet_height</text:span><text:span text:style-name="T143"><text:line-break/></text:span><text:span text:style-name="T144"><text:line-break/></text:span><text:span text:style-name="T145"># Invader bullets</text:span><text:span text:style-name="T146"><text:line-break/></text:span><text:span text:style-name="T147">invader_bullets = []</text:span><text:span text:style-name="T148"><text:line-break/>invader_bullet_speed =<text:s/></text:span><text:span text:style-name="T149">7</text:span><text:span text:style-name="T150"><text:line-break/></text:span><text:span text:style-name="T151"><text:line-break/></text:span><text:span text:style-name="T152"># Game Variables</text:span><text:span text:style-name="T153"><text:line-break/></text:span><text:span text:style-name="T154">score =<text:s/></text:span><text:span text:style-name="T155">0</text:span><text:span text:style-name="T156"><text:line-break/></text:span><text:span text:style-name="T157">high_score =<text:s/></text:span><text:span text:style-name="T158">0</text:span><text:span text:style-name="T159"><text:line-break/></text:span><text:span text:style-name="T160">game_over =<text:s/></text:span><text:span text:style-name="T161">False</text:span><text:span text:style-name="T162"><text:line-break/></text:span><text:soft-page-break/><text:span text:style-name="T163">wave =<text:s/></text:span><text:span text:style-name="T164">1</text:span><text:span text:style-name="T165"><text:line-break/></text:span><text:span text:style-name="T166"><text:line-break/></text:span><text:span text:style-name="T167"># Font</text:span><text:span text:style-name="T168"><text:line-break/></text:span><text:span text:style-name="T169">font = pygame.font.Font(</text:span><text:span text:style-name="T170">None</text:span><text:span text:style-name="T171">,<text:s/></text:span><text:span text:style-name="T172">36</text:span><text:span text:style-name="T173">)</text:span><text:span text:style-name="T174"><text:line-break/></text:span><text:span text:style-name="T175"><text:line-break/></text:span><text:span text:style-name="T176"># Create a starry background</text:span><text:span text:style-name="T177"><text:line-break/></text:span><text:span text:style-name="T178">stars = [{</text:span><text:span text:style-name="T179">"x"</text:span><text:span text:style-name="T180">: random.randint(</text:span><text:span text:style-name="T181">0</text:span><text:span text:style-name="T182">, SCREEN_WIDTH),<text:s/></text:span><text:span text:style-name="T183">"y"</text:span><text:span text:style-name="T184">: random.randint(</text:span><text:span text:style-name="T185">0</text:span><text:span text:style-name="T186">, SCREEN_HEIGHT)}<text:s/></text:span><text:span text:style-name="T187">for<text:s/></text:span><text:span text:style-name="T188">_<text:s/></text:span><text:span text:style-name="T189">in<text:s/></text:span><text:span text:style-name="T190">range</text:span><text:span text:style-name="T191">(</text:span><text:span text:style-name="T192">100</text:span><text:span text:style-name="T193">)]</text:span><text:span text:style-name="T194"><text:line-break/></text:span><text:span text:style-name="T195"><text:line-break/></text:span><text:span text:style-name="T196"># Functions</text:span><text:span text:style-name="T197"><text:line-break/></text:span><text:span text:style-name="T198">def<text:s/></text:span><text:span text:style-name="T199">create_invaders</text:span><text:span text:style-name="T200">():</text:span><text:span text:style-name="T201"><text:line-break/><text:s text:c="4"/>invaders.clear()</text:span><text:span text:style-name="T202"><text:line-break/><text:s text:c="4"/></text:span><text:span text:style-name="T203">for<text:s/></text:span><text:span text:style-name="T204">i<text:s/></text:span><text:span text:style-name="T205">in<text:s/></text:span><text:span text:style-name="T206">range</text:span><text:span text:style-name="T207">(</text:span><text:span text:style-name="T208">5</text:span><text:span text:style-name="T209">): <text:s/></text:span><text:span text:style-name="T210"># 5 rows</text:span><text:span text:style-name="T211"><text:line-break/><text:s text:c="8"/></text:span><text:span text:style-name="T212">for<text:s/></text:span><text:span text:style-name="T213">j<text:s/></text:span><text:span text:style-name="T214">in<text:s/></text:span><text:span text:style-name="T215">range</text:span><text:span text:style-name="T216">(num_invaders):</text:span><text:span text:style-name="T217"><text:line-break/><text:s text:c="12"/>x =<text:s/></text:span><text:span text:style-name="T218">50<text:s/></text:span><text:span text:style-name="T219">+ j * (invader_width +<text:s/></text:span><text:span text:style-name="T220">30</text:span><text:span text:style-name="T221">)</text:span><text:span text:style-name="T222"><text:line-break/><text:s text:c="12"/>y =<text:s/></text:span><text:span text:style-name="T223">50<text:s/></text:span><text:span text:style-name="T224">+ i * (invader_height +<text:s/></text:span><text:span text:style-name="T225">20</text:span><text:span text:style-name="T226">)</text:span><text:span text:style-name="T227"><text:line-break/><text:s text:c="12"/>invaders.append({</text:span><text:span text:style-name="T228">"x"</text:span><text:span text:style-name="T229">: x,<text:s/></text:span><text:span text:style-name="T230">"y"</text:span><text:span text:style-name="T231">: y,<text:s/></text:span><text:span text:style-name="T232">"direction"</text:span><text:span text:style-name="T233">:<text:s/></text:span><text:span text:style-name="T234">1</text:span><text:span text:style-name="T235">})</text:span><text:span text:style-name="T236"><text:line-break/></text:span><text:span text:style-name="T237"><text:line-break/></text:span><text:span text:style-name="T238">def<text:s/></text:span><text:span text:style-name="T239">draw_player</text:span><text:span text:style-name="T240">(x, y):</text:span><text:span text:style-name="T241"><text:line-break/><text:s text:c="4"/>screen.blit(player_img, (x, y))</text:span><text:span text:style-name="T242"><text:line-break/></text:span><text:span text:style-name="T243"><text:line-break/></text:span><text:span text:style-name="T244">def<text:s/></text:span><text:span text:style-name="T245">draw_invaders</text:span><text:span text:style-name="T246">():</text:span><text:span text:style-name="T247"><text:line-break/><text:s text:c="4"/></text:span><text:span text:style-name="T248">for<text:s/></text:span><text:span text:style-name="T249">invader<text:s/></text:span><text:span text:style-name="T250">in<text:s/></text:span><text:span text:style-name="T251">invaders:</text:span><text:span text:style-name="T252"><text:line-break/><text:s text:c="8"/>screen.blit(invader_img, (invader[</text:span><text:span text:style-name="T253">"x"</text:span><text:span text:style-name="T254">], invader[</text:span><text:span text:style-name="T255">"y"</text:span><text:span text:style-name="T256">]))</text:span><text:span text:style-name="T257"><text:line-break/></text:span><text:span text:style-name="T258"><text:line-break/></text:span><text:span text:style-name="T259">def<text:s/></text:span><text:span text:style-name="T260">move_invaders</text:span><text:span text:style-name="T261">():</text:span><text:span text:style-name="T262"><text:line-break/><text:s text:c="4"/></text:span><text:span text:style-name="T263">global<text:s/></text:span><text:span text:style-name="T264">game_over</text:span><text:span text:style-name="T265"><text:line-break/><text:s text:c="4"/></text:span><text:span text:style-name="T266">for<text:s/></text:span><text:span text:style-name="T267">invader<text:s/></text:span><text:span text:style-name="T268">in<text:s/></text:span><text:span text:style-name="T269">invaders:</text:span><text:span text:style-name="T270"><text:line-break/><text:s text:c="8"/>invader[</text:span><text:span text:style-name="T271">"x"</text:span><text:span text:style-name="T272">] += invader[</text:span><text:span text:style-name="T273">"direction"</text:span><text:span text:style-name="T274">] * invader_speed</text:span><text:span text:style-name="T275"><text:line-break/><text:s text:c="8"/></text:span><text:span text:style-name="T276"># Change direction at screen edge</text:span><text:span text:style-name="T277"><text:line-break/><text:s text:c="8"/></text:span><text:span text:style-name="T278">if<text:s/></text:span><text:span text:style-name="T279">invader[</text:span><text:span text:style-name="T280">"x"</text:span><text:span text:style-name="T281">] &lt;=<text:s/></text:span><text:span text:style-name="T282">0<text:s/></text:span><text:span text:style-name="T283">or<text:s/></text:span><text:span text:style-name="T284">invader[</text:span><text:span text:style-name="T285">"x"</text:span><text:span text:style-name="T286">] &gt;= SCREEN_WIDTH - invader_width:</text:span><text:span text:style-name="T287"><text:line-break/><text:s text:c="12"/>invader[</text:span><text:span text:style-name="T288">"direction"</text:span><text:span text:style-name="T289">] *= -</text:span><text:span text:style-name="T290">1</text:span><text:span text:style-name="T291"><text:line-break/><text:s text:c="12"/></text:span><text:span text:style-name="T292">invader[</text:span><text:span text:style-name="T293">"y"</text:span><text:span text:style-name="T294">] +=<text:s/></text:span><text:span text:style-name="T295">10</text:span><text:span text:style-name="T296"><text:line-break/><text:s text:c="12"/></text:span><text:span text:style-name="T297">if<text:s/></text:span><text:span text:style-name="T298">invader[</text:span><text:span text:style-name="T299">"y"</text:span><text:span text:style-name="T300">] &gt;= player_y - invader_height:</text:span><text:span text:style-name="T301"><text:line-break/><text:s text:c="16"/>game_over =<text:s/></text:span><text:span text:style-name="T302">True</text:span><text:span text:style-name="T303"><text:line-break/></text:span><text:span text:style-name="T304"><text:line-break/>def<text:s/></text:span><text:span text:style-name="T305">draw_bullets</text:span><text:span text:style-name="T306">():</text:span><text:span text:style-name="T307"><text:line-break/><text:s text:c="4"/></text:span><text:span text:style-name="T308">for<text:s/></text:span><text:span text:style-name="T309">bullet<text:s/></text:span><text:span text:style-name="T310">in<text:s/></text:span><text:span text:style-name="T311">bullets:</text:span><text:span text:style-name="T312"><text:line-break/><text:s text:c="8"/>pygame.draw.rect(screen, RED, pygame.Rect(bullet[</text:span><text:span text:style-name="T313">"x"</text:span><text:span text:style-name="T314">], bullet[</text:span><text:span text:style-name="T315">"y"</text:span><text:span text:style-name="T316">], bullet_width, bullet_height))</text:span><text:span text:style-name="T317"><text:line-break/></text:span><text:span text:style-name="T318"><text:line-break/><text:s text:c="4"/></text:span><text:span text:style-name="T319">for<text:s/></text:span><text:span text:style-name="T320">bullet<text:s/></text:span><text:span text:style-name="T321">in<text:s/></text:span><text:span text:style-name="T322">invader_bullets:</text:span><text:span text:style-name="T323"><text:line-break/><text:s text:c="8"/>pygame.draw.rect(screen, GREEN, pygame.Rect(bullet[</text:span><text:span text:style-name="T324">"x"</text:span><text:span text:style-name="T325">], bullet[</text:span><text:span text:style-name="T326">"y"</text:span><text:span text:style-name="T327">], bullet_width, bullet_height))</text:span><text:span text:style-name="T328"><text:line-break/></text:span><text:span text:style-name="T329"><text:line-break/></text:span><text:span text:style-name="T330">def<text:s/></text:span><text:span text:style-name="T331">move_bullets</text:span><text:span text:style-name="T332">():</text:span><text:span text:style-name="T333"><text:line-break/><text:s text:c="4"/></text:span><text:span text:style-name="T334">for<text:s/></text:span><text:span text:style-name="T335">bullet<text:s/></text:span><text:span text:style-name="T336">in<text:s/></text:span><text:span text:style-name="T337">bullets:</text:span><text:span text:style-name="T338"><text:line-break/><text:s text:c="8"/>bullet[</text:span><text:span text:style-name="T339">"y"</text:span><text:span text:style-name="T340">] -= bullet_speed</text:span><text:span text:style-name="T341"><text:line-break/><text:s text:c="4"/></text:span><text:span text:style-name="T342">for<text:s/></text:span><text:span text:style-name="T343">bullet<text:s/></text:span><text:span text:style-name="T344">in<text:s/></text:span><text:span text:style-name="T345">invader_bullets:</text:span><text:span text:style-name="T346"><text:line-break/><text:s text:c="8"/>bullet[</text:span><text:span text:style-name="T347">"y"</text:span><text:span text:style-name="T348">] += invader_bullet_speed</text:span><text:span text:style-name="T349"><text:line-break/></text:span><text:span text:style-name="T350"><text:line-break/><text:s text:c="4"/></text:span><text:span text:style-name="T351"># Remove off-screen bullets</text:span><text:span text:style-name="T352"><text:line-break/><text:s text:c="4"/></text:span><text:span text:style-name="T353">bullets[:] = [b<text:s/></text:span><text:span text:style-name="T354">for<text:s/></text:span><text:span text:style-name="T355">b<text:s/></text:span><text:span text:style-name="T356">in<text:s/></text:span><text:span text:style-name="T357">bullets<text:s/></text:span><text:span text:style-name="T358">if<text:s/></text:span><text:span text:style-name="T359">b[</text:span><text:span text:style-name="T360">"y"</text:span><text:span text:style-name="T361">] &gt;<text:s/></text:span><text:span text:style-name="T362">0</text:span><text:span text:style-name="T363">]</text:span><text:span text:style-name="T364"><text:line-break/><text:s text:c="4"/>invader_bullets[:] = [b<text:s/></text:span><text:span text:style-name="T365">for<text:s/></text:span><text:span text:style-name="T366">b<text:s/></text:span><text:span text:style-name="T367">in<text:s/></text:span><text:span text:style-name="T368">invader_bullets<text:s/></text:span><text:span text:style-name="T369">if<text:s/></text:span><text:span text:style-name="T370">b[</text:span><text:span text:style-name="T371">"y"</text:span><text:span text:style-name="T372">] &lt; SCREEN_HEIGHT]</text:span><text:span text:style-name="T373"><text:line-break/></text:span><text:span text:style-name="T374"><text:line-break/></text:span><text:span text:style-name="T375">def<text:s/></text:span><text:span text:style-name="T376">handle_collisions</text:span><text:span text:style-name="T377">():</text:span><text:span text:style-name="T378"><text:line-break/><text:s text:c="4"/></text:span><text:span text:style-name="T379">global<text:s/></text:span><text:span text:style-name="T380">score, game_over, high_score</text:span><text:span text:style-name="T381"><text:line-break/><text:s text:c="4"/></text:span><text:span text:style-name="T382">for<text:s/></text:span><text:span text:style-name="T383">bullet<text:s/></text:span><text:span text:style-name="T384">in<text:s/></text:span><text:span text:style-name="T385">bullets[:]:</text:span><text:span text:style-name="T386"><text:line-break/><text:s text:c="8"/></text:span><text:span text:style-name="T387">for<text:s/></text:span><text:span text:style-name="T388">invader<text:s/></text:span><text:span text:style-name="T389">in<text:s/></text:span><text:span text:style-name="T390">invaders[:]:</text:span><text:span text:style-name="T391"><text:line-break/></text:span><text:soft-page-break/><text:span text:style-name="T392"><text:s text:c="12"/></text:span><text:span text:style-name="T393">if<text:s/></text:span><text:span text:style-name="T394">bullet[</text:span><text:span text:style-name="T395">"x"</text:span><text:span text:style-name="T396">]<text:s/></text:span><text:span text:style-name="T397">in<text:s/></text:span><text:span text:style-name="T398">range</text:span><text:span text:style-name="T399">(invader[</text:span><text:span text:style-name="T400">"x"</text:span><text:span text:style-name="T401">], invader[</text:span><text:span text:style-name="T402">"x"</text:span><text:span text:style-name="T403">] + invader_width)<text:s/></text:span><text:span text:style-name="T404">and<text:s/></text:span><text:span text:style-name="T405">\</text:span><text:span text:style-name="T406"><text:line-break/><text:s text:c="15"/>bullet[</text:span><text:span text:style-name="T407">"y"</text:span><text:span text:style-name="T408">]<text:s/></text:span><text:span text:style-name="T409">in<text:s/></text:span><text:span text:style-name="T410">range</text:span><text:span text:style-name="T411">(invader[</text:span><text:span text:style-name="T412">"y"</text:span><text:span text:style-name="T413">], invader[</text:span><text:span text:style-name="T414">"y"</text:span><text:span text:style-name="T415">] + invader_height):</text:span><text:span text:style-name="T416"><text:line-break/><text:s text:c="16"/>bullets.remove(bullet)</text:span><text:span text:style-name="T417"><text:line-break/><text:s text:c="16"/>invaders.remove(invader)</text:span><text:span text:style-name="T418"><text:line-break/><text:s text:c="16"/>score +=<text:s/></text:span><text:span text:style-name="T419">10</text:span><text:span text:style-name="T420"><text:line-break/><text:s text:c="16"/></text:span><text:span text:style-name="T421">explosion_sound.play()</text:span><text:span text:style-name="T422"><text:line-break/><text:s text:c="16"/>high_score =<text:s/></text:span><text:span text:style-name="T423">max</text:span><text:span text:style-name="T424">(high_score,score)</text:span><text:span text:style-name="T425"><text:line-break/><text:s text:c="16"/></text:span><text:span text:style-name="T426">break</text:span><text:span text:style-name="T427"><text:line-break/></text:span><text:span text:style-name="T428"><text:line-break/><text:s text:c="4"/>for<text:s/></text:span><text:span text:style-name="T429">bullet<text:s/></text:span><text:span text:style-name="T430">in<text:s/></text:span><text:span text:style-name="T431">invader_bullets:</text:span><text:span text:style-name="T432"><text:line-break/><text:s text:c="8"/></text:span><text:span text:style-name="T433">if<text:s/></text:span><text:span text:style-name="T434">bullet[</text:span><text:span text:style-name="T435">"x"</text:span><text:span text:style-name="T436">]<text:s/></text:span><text:span text:style-name="T437">in<text:s/></text:span><text:span text:style-name="T438">range</text:span><text:span text:style-name="T439">(player_x, player_x + player_width)<text:s/></text:span><text:span text:style-name="T440">and<text:s/></text:span><text:span text:style-name="T441">\</text:span><text:span text:style-name="T442"><text:line-break/><text:s text:c="11"/>bullet[</text:span><text:span text:style-name="T443">"y"</text:span><text:span text:style-name="T444">]<text:s/></text:span><text:span text:style-name="T445">in<text:s/></text:span><text:span text:style-name="T446">range</text:span><text:span text:style-name="T447">(player_y, player_y + player_height):</text:span><text:span text:style-name="T448"><text:line-break/><text:s text:c="12"/>game_over =<text:s/></text:span><text:span text:style-name="T449">True</text:span><text:span text:style-name="T450"><text:line-break/></text:span><text:span text:style-name="T451"><text:line-break/>def<text:s/></text:span><text:span text:style-name="T452">display_score</text:span><text:span text:style-name="T453">():</text:span><text:span text:style-name="T454"><text:line-break/><text:s text:c="4"/></text:span><text:span text:style-name="T455">#ian visnevschi change:</text:span><text:span text:style-name="T456"><text:line-break/><text:s text:c="4"/></text:span><text:span text:style-name="T457">score_text = font.render(</text:span><text:span text:style-name="T458">f"Score:<text:s/></text:span><text:span text:style-name="T459">{</text:span><text:span text:style-name="T460">score</text:span><text:span text:style-name="T461">}</text:span><text:span text:style-name="T462">"</text:span><text:span text:style-name="T463">,<text:s/></text:span><text:span text:style-name="T464">True</text:span><text:span text:style-name="T465">, WHITE)</text:span><text:span text:style-name="T466"><text:line-break/><text:s text:c="4"/>high_score_text = font.render(</text:span><text:span text:style-name="T467">f"High Score:<text:s/></text:span><text:span text:style-name="T468">{</text:span><text:span text:style-name="T469">high_score</text:span><text:span text:style-name="T470">}</text:span><text:span text:style-name="T471">"</text:span><text:span text:style-name="T472">,<text:s/></text:span><text:span text:style-name="T473">True</text:span><text:span text:style-name="T474">, WHITE)</text:span><text:span text:style-name="T475"><text:line-break/><text:s text:c="4"/>wave_text <text:s/>= font.render(</text:span><text:span text:style-name="T476">f"Wave:</text:span><text:span text:style-name="T477">{</text:span><text:span text:style-name="T478">wave</text:span><text:span text:style-name="T479">}</text:span><text:span text:style-name="T480">"</text:span><text:span text:style-name="T481">,</text:span><text:span text:style-name="T482">True</text:span><text:span text:style-name="T483">,WHITE)</text:span><text:span text:style-name="T484"><text:line-break/><text:s text:c="4"/>screen.blit(high_score_text,(</text:span><text:span text:style-name="T485">10</text:span><text:span text:style-name="T486">,</text:span><text:span text:style-name="T487">40</text:span><text:span text:style-name="T488">))</text:span><text:span text:style-name="T489"><text:line-break/><text:s text:c="4"/>screen.blit(wave_text, (</text:span><text:span text:style-name="T490">10</text:span><text:span text:style-name="T491">,</text:span><text:span text:style-name="T492">70</text:span><text:span text:style-name="T493">))</text:span><text:span text:style-name="T494"><text:line-break/><text:s text:c="4"/>screen.blit(score_text, (</text:span><text:span text:style-name="T495">10</text:span><text:span text:style-name="T496">,<text:s/></text:span><text:span text:style-name="T497">10</text:span><text:span text:style-name="T498">))</text:span><text:span text:style-name="T499"><text:line-break/></text:span><text:span text:style-name="T500"><text:line-break/></text:span><text:span text:style-name="T501">def<text:s/></text:span><text:span text:style-name="T502">display_game_over</text:span><text:span text:style-name="T503">():</text:span><text:span text:style-name="T504"><text:line-break/><text:s text:c="4"/>game_over_text = font.render(</text:span><text:span text:style-name="T505">"GAME OVER"</text:span><text:span text:style-name="T506">,<text:s/></text:span><text:span text:style-name="T507">True</text:span><text:span text:style-name="T508">, RED)</text:span><text:span text:style-name="T509"><text:line-break/><text:s text:c="4"/>restart_text = font.render(</text:span><text:span text:style-name="T510">"Press R to Restart"</text:span><text:span text:style-name="T511">,<text:s/></text:span><text:span text:style-name="T512">True</text:span><text:span text:style-name="T513">, WHITE)</text:span><text:span text:style-name="T514"><text:line-break/><text:s text:c="4"/>screen.blit(game_over_text, (SCREEN_WIDTH //<text:s/></text:span><text:span text:style-name="T515">2<text:s/></text:span><text:span text:style-name="T516">-<text:s/></text:span><text:span text:style-name="T517">100</text:span><text:span text:style-name="T518">, SCREEN_HEIGHT //<text:s/></text:span><text:span text:style-name="T519">2</text:span><text:span text:style-name="T520">))</text:span><text:span text:style-name="T521"><text:line-break/><text:s text:c="4"/>screen.blit(restart_text, (SCREEN_WIDTH //<text:s/></text:span><text:span text:style-name="T522">2<text:s/></text:span><text:span text:style-name="T523">-<text:s/></text:span><text:span text:style-name="T524">120</text:span><text:span text:style-name="T525">, SCREEN_HEIGHT //<text:s/></text:span><text:span text:style-name="T526">2<text:s/></text:span><text:span text:style-name="T527">+<text:s/></text:span><text:span text:style-name="T528">50</text:span><text:span text:style-name="T529">))</text:span><text:span text:style-name="T530"><text:line-break/></text:span><text:span text:style-name="T531"><text:line-break/></text:span><text:span text:style-name="T532">def<text:s/></text:span><text:span text:style-name="T533">draw_starry_background</text:span><text:span text:style-name="T534">():</text:span><text:span text:style-name="T535"><text:line-break/><text:s text:c="4"/></text:span><text:span text:style-name="T536">for<text:s/></text:span><text:span text:style-name="T537">star<text:s/></text:span><text:span text:style-name="T538">in<text:s/></text:span><text:span text:style-name="T539">stars:</text:span><text:span text:style-name="T540"><text:line-break/><text:s text:c="8"/>pygame.draw.circle(screen, WHITE, (star[</text:span><text:span text:style-name="T541">"x"</text:span><text:span text:style-name="T542">], star[</text:span><text:span text:style-name="T543">"y"</text:span><text:span text:style-name="T544">]),<text:s/></text:span><text:span text:style-name="T545">2</text:span><text:span text:style-name="T546">)</text:span><text:span text:style-name="T547"><text:line-break/><text:s text:c="8"/>star[</text:span><text:span text:style-name="T548">"y"</text:span><text:span text:style-name="T549">] +=<text:s/></text:span><text:span text:style-name="T550">1</text:span><text:span text:style-name="T551"><text:line-break/><text:s text:c="8"/></text:span><text:span text:style-name="T552">if<text:s/></text:span><text:span text:style-name="T553">star[</text:span><text:span text:style-name="T554">"y"</text:span><text:span text:style-name="T555">] &gt; SCREEN_HEIGHT:</text:span><text:span text:style-name="T556"><text:line-break/><text:s text:c="12"/>star[</text:span><text:span text:style-name="T557">"y"</text:span><text:span text:style-name="T558">] =<text:s/></text:span><text:span text:style-name="T559">0</text:span><text:span text:style-name="T560"><text:line-break/><text:s text:c="12"/></text:span><text:span text:style-name="T561">star[</text:span><text:span text:style-name="T562">"x"</text:span><text:span text:style-name="T563">] = random.randint(</text:span><text:span text:style-name="T564">0</text:span><text:span text:style-name="T565">, SCREEN_WIDTH)</text:span><text:span text:style-name="T566"><text:line-break/></text:span><text:span text:style-name="T567"><text:line-break/></text:span><text:span text:style-name="T568"># Game loop</text:span><text:span text:style-name="T569"><text:line-break/></text:span><text:span text:style-name="T570">create_invaders()</text:span><text:span text:style-name="T571"><text:line-break/></text:span><text:span text:style-name="T572">while True</text:span><text:span text:style-name="T573">:</text:span><text:span text:style-name="T574"><text:line-break/><text:s text:c="4"/>screen.fill(BLACK)</text:span><text:span text:style-name="T575"><text:line-break/><text:s text:c="4"/>draw_starry_background()</text:span><text:span text:style-name="T576"><text:line-break/></text:span><text:span text:style-name="T577"><text:line-break/><text:s text:c="4"/></text:span><text:span text:style-name="T578">for<text:s/></text:span><text:span text:style-name="T579">event<text:s/></text:span><text:span text:style-name="T580">in<text:s/></text:span><text:span text:style-name="T581">pygame.event.get():</text:span><text:span text:style-name="T582"><text:line-break/><text:s text:c="8"/></text:span><text:span text:style-name="T583">if<text:s/></text:span><text:span text:style-name="T584">event.type == pygame.QUIT:</text:span><text:span text:style-name="T585"><text:line-break/><text:s text:c="12"/>pygame.quit()</text:span><text:span text:style-name="T586"><text:line-break/><text:s text:c="12"/>sys.exit()</text:span><text:span text:style-name="T587"><text:line-break/></text:span><text:span text:style-name="T588"><text:line-break/><text:s text:c="4"/>keys = pygame.key.get_pressed()</text:span><text:span text:style-name="T589"><text:line-break/><text:s text:c="4"/></text:span><text:span text:style-name="T590">if<text:s/></text:span><text:span text:style-name="T591">keys[pygame.K_LEFT]<text:s/></text:span><text:span text:style-name="T592">and<text:s/></text:span><text:span text:style-name="T593">player_x &gt;<text:s/></text:span><text:span text:style-name="T594">0</text:span><text:span text:style-name="T595">:</text:span><text:span text:style-name="T596"><text:line-break/><text:s text:c="8"/>player_x -= player_speed</text:span><text:span text:style-name="T597"><text:line-break/><text:s text:c="4"/></text:span><text:span text:style-name="T598">if<text:s/></text:span><text:span text:style-name="T599">keys[pygame.K_RIGHT]<text:s/></text:span><text:span text:style-name="T600">and<text:s/></text:span><text:span text:style-name="T601">player_x &lt; SCREEN_WIDTH - player_width:</text:span><text:span text:style-name="T602"><text:line-break/><text:s text:c="8"/>player_x += player_speed</text:span><text:span text:style-name="T603"><text:line-break/><text:s text:c="4"/></text:span><text:span text:style-name="T604">if<text:s/></text:span><text:span text:style-name="T605">keys[pygame.K_SPACE]<text:s/></text:span><text:span text:style-name="T606">and<text:s/></text:span><text:span text:style-name="T607">len</text:span><text:span text:style-name="T608">(bullets) &lt;<text:s/></text:span><text:span text:style-name="T609">5</text:span><text:span text:style-name="T610">:</text:span><text:span text:style-name="T611"><text:line-break/><text:s text:c="8"/>bullets.append({</text:span><text:span text:style-name="T612">"x"</text:span><text:span text:style-name="T613">: player_x + player_width //<text:s/></text:span><text:span text:style-name="T614">2<text:s/></text:span><text:span text:style-name="T615">- bullet_width //<text:s/></text:span><text:span text:style-name="T616">2</text:span><text:span text:style-name="T617">,<text:s/></text:span><text:span text:style-name="T618">"y"</text:span><text:span text:style-name="T619">: player_y})</text:span><text:span text:style-name="T620"><text:line-break/><text:s text:c="8"/>laser_sound.play()</text:span><text:span text:style-name="T621"><text:line-break/></text:span><text:soft-page-break/><text:span text:style-name="T622"><text:s text:c="4"/></text:span><text:span text:style-name="T623">if<text:s/></text:span><text:span text:style-name="T624">game_over<text:s/></text:span><text:span text:style-name="T625">and<text:s/></text:span><text:span text:style-name="T626">keys[pygame.K_r]:</text:span><text:span text:style-name="T627"><text:line-break/><text:s text:c="8"/>player_x = SCREEN_WIDTH //<text:s/></text:span><text:span text:style-name="T628">2<text:s/></text:span><text:span text:style-name="T629">- player_width //<text:s/></text:span><text:span text:style-name="T630">2</text:span><text:span text:style-name="T631"><text:line-break/><text:s text:c="8"/></text:span><text:span text:style-name="T632">player_y = SCREEN_HEIGHT - player_height -<text:s/></text:span><text:span text:style-name="T633">10</text:span><text:span text:style-name="T634"><text:line-break/><text:s text:c="8"/></text:span><text:span text:style-name="T635">bullets.clear()</text:span><text:span text:style-name="T636"><text:line-break/><text:s text:c="8"/>invader_bullets.clear()</text:span><text:span text:style-name="T637"><text:line-break/><text:s text:c="8"/>invaders.clear()</text:span><text:span text:style-name="T638"><text:line-break/><text:s text:c="8"/>create_invaders()</text:span><text:span text:style-name="T639"><text:line-break/><text:s text:c="8"/>score =<text:s/></text:span><text:span text:style-name="T640">0</text:span><text:span text:style-name="T641"><text:line-break/><text:s text:c="8"/></text:span><text:span text:style-name="T642">wave =<text:s/></text:span><text:span text:style-name="T643">1</text:span><text:span text:style-name="T644"><text:line-break/><text:s text:c="8"/></text:span><text:span text:style-name="T645">invader_speed =<text:s/></text:span><text:span text:style-name="T646">2</text:span><text:span text:style-name="T647"><text:line-break/><text:s text:c="8"/></text:span><text:span text:style-name="T648">bullet_speed = default_bullet_speed</text:span><text:span text:style-name="T649"><text:line-break/><text:s text:c="8"/>bullet_height = default_bullet_height</text:span><text:span text:style-name="T650"><text:line-break/><text:s text:c="8"/>active_power_up =<text:s/></text:span><text:span text:style-name="T651">None</text:span><text:span text:style-name="T652"><text:line-break/><text:s text:c="8"/></text:span><text:span text:style-name="T653">game_over =<text:s/></text:span><text:span text:style-name="T654">False</text:span><text:span text:style-name="T655"><text:line-break/></text:span><text:span text:style-name="T656"><text:line-break/><text:s text:c="4"/>if not<text:s/></text:span><text:span text:style-name="T657">game_over:</text:span><text:span text:style-name="T658"><text:line-break/><text:s text:c="8"/>move_invaders()</text:span><text:span text:style-name="T659"><text:line-break/><text:s text:c="8"/>move_bullets()</text:span><text:span text:style-name="T660"><text:line-break/><text:s text:c="8"/>handle_collisions()</text:span><text:span text:style-name="T661"><text:line-break/></text:span><text:span text:style-name="T662"><text:line-break/><text:s text:c="8"/>draw_player(player_x, player_y)</text:span><text:span text:style-name="T663"><text:line-break/><text:s text:c="8"/>draw_invaders()</text:span><text:span text:style-name="T664"><text:line-break/><text:s text:c="8"/>draw_bullets()</text:span><text:span text:style-name="T665"><text:line-break/><text:s text:c="8"/>display_score()</text:span><text:span text:style-name="T666"><text:line-break/></text:span><text:span text:style-name="T667"><text:line-break/><text:s text:c="8"/></text:span><text:span text:style-name="T668">if not<text:s/></text:span><text:span text:style-name="T669">invaders:</text:span><text:span text:style-name="T670"><text:line-break/><text:s text:c="12"/>wave +=<text:s/></text:span><text:span text:style-name="T671">1</text:span><text:span text:style-name="T672"><text:line-break/><text:s text:c="12"/></text:span><text:span text:style-name="T673">invader_speed +=<text:s/></text:span><text:span text:style-name="T674">2</text:span><text:span text:style-name="T675"><text:line-break/><text:s text:c="12"/></text:span><text:span text:style-name="T676">create_invaders()</text:span><text:span text:style-name="T677"><text:line-break/><text:s text:c="4"/></text:span><text:span text:style-name="T678">else</text:span><text:span text:style-name="T679">:</text:span><text:span text:style-name="T680"><text:line-break/><text:s text:c="8"/>display_game_over()</text:span><text:span text:style-name="T681"><text:line-break/></text:span><text:span text:style-name="T682"><text:line-break/><text:s text:c="4"/>pygame.display.flip()</text:span><text:span text:style-name="T683"><text:line-break/><text:s text:c="4"/>clock.tick(FPS)</text:span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TMLPreformatted" style:display-name="HTML Preformatted" style:family="paragraph" style:parent-style-name="Normal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asian="en" style:country-asian="GB" fo:hyphenate="false"/>
    </style:style>
    <style:style style:name="HTMLPreformattedChar" style:display-name="HTML Preformatted Char" style:family="text" style:parent-style-name="DefaultParagraphFont">
      <style:text-properties style:font-name="Courier New" style:font-name-asian="Times New Roman" style:font-name-complex="Courier New" style:letter-kerning="false" fo:font-size="10pt" style:font-size-asian="10pt" style:font-size-complex="10pt" style:language-asian="en" style:country-asian="GB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Ian Visnevschi</meta:initial-creator>
    <dc:creator>Ian Visnevschi</dc:creator>
    <meta:creation-date>2024-12-06T11:29:00Z</meta:creation-date>
    <dc:date>2024-12-06T11:30:00Z</dc:date>
    <meta:template xlink:href="Normal" xlink:type="simple"/>
    <meta:editing-cycles>1</meta:editing-cycles>
    <meta:editing-duration>PT60S</meta:editing-duration>
    <meta:document-statistic meta:page-count="4" meta:paragraph-count="12" meta:word-count="922" meta:character-count="6170" meta:row-count="43" meta:non-whitespace-character-count="5260"/>
  </office:meta>
</office:document-meta>
</file>